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enturyGothic" svg:font-family="CenturyGothic"/>
    <style:font-face style:name="Arial Unicode MS1" svg:font-family="'Arial Unicode MS'" style:font-family-generic="swiss"/>
    <style:font-face style:name="ZapfHumnstPL" svg:font-family="ZapfHumnstPL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stleT" svg:font-family="Castl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fo:language="pl" fo:country="PL" officeooo:paragraph-rsid="001ad964" style:language-asian="none" style:country-asian="none"/>
    </style:style>
    <style:style style:name="P2" style:family="paragraph" style:parent-style-name="Header">
      <style:paragraph-properties fo:margin-top="0cm" fo:margin-bottom="0.071cm" style:contextual-spacing="false"/>
      <style:text-properties officeooo:paragraph-rsid="001ad964"/>
    </style:style>
    <style:style style:name="P3" style:family="paragraph" style:parent-style-name="Standard">
      <style:paragraph-properties fo:text-align="center" style:justify-single-word="false"/>
      <style:text-properties officeooo:paragraph-rsid="001ad964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language="pl" fo:country="PL" officeooo:paragraph-rsid="001ad964" style:font-size-asian="16pt" style:font-name-complex="Arial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language="pl" fo:country="PL" officeooo:paragraph-rsid="001ad964" style:font-name-complex="Arial"/>
    </style:style>
    <style:style style:name="P6" style:family="paragraph" style:parent-style-name="Standard">
      <style:paragraph-properties fo:text-align="end" style:justify-single-word="false"/>
      <style:text-properties fo:language="pl" fo:country="PL" officeooo:paragraph-rsid="001ad964"/>
    </style:style>
    <style:style style:name="P7" style:family="paragraph" style:parent-style-name="Standard">
      <style:text-properties fo:language="pl" fo:country="PL" officeooo:paragraph-rsid="001ad964"/>
    </style:style>
    <style:style style:name="P8" style:family="paragraph" style:parent-style-name="Standard">
      <style:paragraph-properties fo:text-align="center" style:justify-single-word="false"/>
      <style:text-properties fo:language="pl" fo:country="PL" officeooo:paragraph-rsid="001ad964"/>
    </style:style>
    <style:style style:name="P9" style:family="paragraph" style:parent-style-name="Standard">
      <style:paragraph-properties fo:text-align="justify" style:justify-single-word="false"/>
      <style:text-properties fo:language="pl" fo:country="PL" officeooo:paragraph-rsid="001ad964"/>
    </style:style>
    <style:style style:name="P10" style:family="paragraph" style:parent-style-name="Standard">
      <style:text-properties fo:color="#8b0002" loext:opacity="100%" style:font-name="ZapfHumnstPL" fo:language="pl" fo:country="PL" officeooo:paragraph-rsid="001ad964" style:font-name-complex="ZapfHumnstPL"/>
    </style:style>
    <style:style style:name="P11" style:family="paragraph" style:parent-style-name="Standard" style:master-page-name="Standard">
      <style:paragraph-properties style:page-number="auto"/>
      <style:text-properties fo:language="pl" fo:country="PL" officeooo:paragraph-rsid="001ad964"/>
    </style:style>
    <style:style style:name="P12" style:family="paragraph" style:parent-style-name="Standard">
      <style:paragraph-properties fo:margin-left="0cm" fo:margin-right="0cm" fo:text-indent="0.953cm" style:auto-text-indent="false"/>
      <style:text-properties fo:language="pl" fo:country="PL" officeooo:paragraph-rsid="001ad964"/>
    </style:style>
    <style:style style:name="P13" style:family="paragraph" style:parent-style-name="Standard">
      <style:paragraph-properties fo:margin-left="0cm" fo:margin-right="0cm" fo:text-indent="0.953cm" style:auto-text-indent="false"/>
      <style:text-properties fo:language="pl" fo:country="PL" fo:font-weight="bold" officeooo:paragraph-rsid="001ad964" style:font-weight-asian="bold"/>
    </style:style>
    <style:style style:name="P14" style:family="paragraph" style:parent-style-name="Standard">
      <style:paragraph-properties fo:margin-left="0.318cm" fo:margin-right="0cm" fo:text-indent="0.635cm" style:auto-text-indent="false"/>
      <style:text-properties fo:language="pl" fo:country="PL" fo:font-weight="bold" officeooo:paragraph-rsid="001ad964" style:font-weight-asian="bold"/>
    </style:style>
    <style:style style:name="P15" style:family="paragraph">
      <loext:graphic-properties draw:fill="gradient" draw:fill-color="#ffffff" draw:fill-gradient-name="Gradient_20_1"/>
      <style:paragraph-properties fo:text-align="center" style:writing-mode="lr-tb"/>
    </style:style>
    <style:style style:name="P16" style:family="paragraph">
      <loext:graphic-properties draw:fill="solid" draw:fill-color="#1f1a17"/>
      <style:paragraph-properties style:writing-mode="lr-tb"/>
    </style:style>
    <style:style style:name="P17" style:family="paragraph">
      <loext:graphic-properties draw:fill="solid" draw:fill-color="#221d1b"/>
      <style:paragraph-properties style:writing-mode="lr-tb"/>
    </style:style>
    <style:style style:name="P18" style:family="paragraph">
      <loext:graphic-properties draw:fill="solid" draw:fill-color="#26211f"/>
      <style:paragraph-properties style:writing-mode="lr-tb"/>
    </style:style>
    <style:style style:name="P19" style:family="paragraph">
      <loext:graphic-properties draw:fill="solid" draw:fill-color="#282422"/>
      <style:paragraph-properties style:writing-mode="lr-tb"/>
    </style:style>
    <style:style style:name="P20" style:family="paragraph">
      <loext:graphic-properties draw:fill="solid" draw:fill-color="#2c2726"/>
      <style:paragraph-properties style:writing-mode="lr-tb"/>
    </style:style>
    <style:style style:name="P21" style:family="paragraph">
      <loext:graphic-properties draw:fill="solid" draw:fill-color="#2e2a27"/>
      <style:paragraph-properties style:writing-mode="lr-tb"/>
    </style:style>
    <style:style style:name="P22" style:family="paragraph">
      <loext:graphic-properties draw:fill="solid" draw:fill-color="#302c2b"/>
      <style:paragraph-properties style:writing-mode="lr-tb"/>
    </style:style>
    <style:style style:name="P23" style:family="paragraph">
      <loext:graphic-properties draw:fill="solid" draw:fill-color="#33302e"/>
      <style:paragraph-properties style:writing-mode="lr-tb"/>
    </style:style>
    <style:style style:name="P24" style:family="paragraph">
      <loext:graphic-properties draw:fill="solid" draw:fill-color="#35322f"/>
      <style:paragraph-properties style:writing-mode="lr-tb"/>
    </style:style>
    <style:style style:name="P25" style:family="paragraph">
      <loext:graphic-properties draw:fill="solid" draw:fill-color="#373432"/>
      <style:paragraph-properties style:writing-mode="lr-tb"/>
    </style:style>
    <style:style style:name="P26" style:family="paragraph">
      <loext:graphic-properties draw:fill="solid" draw:fill-color="#393633"/>
      <style:paragraph-properties style:writing-mode="lr-tb"/>
    </style:style>
    <style:style style:name="P27" style:family="paragraph">
      <loext:graphic-properties draw:fill="solid" draw:fill-color="#3c3836"/>
      <style:paragraph-properties style:writing-mode="lr-tb"/>
    </style:style>
    <style:style style:name="P28" style:family="paragraph">
      <loext:graphic-properties draw:fill="solid" draw:fill-color="#3e3a39"/>
      <style:paragraph-properties style:writing-mode="lr-tb"/>
    </style:style>
    <style:style style:name="P29" style:family="paragraph">
      <loext:graphic-properties draw:fill="solid" draw:fill-color="#3f3c3a"/>
      <style:paragraph-properties style:writing-mode="lr-tb"/>
    </style:style>
    <style:style style:name="P30" style:family="paragraph">
      <loext:graphic-properties draw:fill="solid" draw:fill-color="#413e3c"/>
      <style:paragraph-properties style:writing-mode="lr-tb"/>
    </style:style>
    <style:style style:name="P31" style:family="paragraph">
      <loext:graphic-properties draw:fill="solid" draw:fill-color="#43403e"/>
      <style:paragraph-properties style:writing-mode="lr-tb"/>
    </style:style>
    <style:style style:name="P32" style:family="paragraph">
      <loext:graphic-properties draw:fill="solid" draw:fill-color="#464341"/>
      <style:paragraph-properties style:writing-mode="lr-tb"/>
    </style:style>
    <style:style style:name="P33" style:family="paragraph">
      <loext:graphic-properties draw:fill="solid" draw:fill-color="#484544"/>
      <style:paragraph-properties style:writing-mode="lr-tb"/>
    </style:style>
    <style:style style:name="P34" style:family="paragraph">
      <loext:graphic-properties draw:fill="solid" draw:fill-color="#4a4745"/>
      <style:paragraph-properties style:writing-mode="lr-tb"/>
    </style:style>
    <style:style style:name="P35" style:family="paragraph">
      <loext:graphic-properties draw:fill="solid" draw:fill-color="#4d4a48"/>
      <style:paragraph-properties style:writing-mode="lr-tb"/>
    </style:style>
    <style:style style:name="P36" style:family="paragraph">
      <loext:graphic-properties draw:fill="solid" draw:fill-color="#4e4b4a"/>
      <style:paragraph-properties style:writing-mode="lr-tb"/>
    </style:style>
    <style:style style:name="P37" style:family="paragraph">
      <loext:graphic-properties draw:fill="solid" draw:fill-color="#514e4c"/>
      <style:paragraph-properties style:writing-mode="lr-tb"/>
    </style:style>
    <style:style style:name="P38" style:family="paragraph">
      <loext:graphic-properties draw:fill="solid" draw:fill-color="#53504e"/>
      <style:paragraph-properties style:writing-mode="lr-tb"/>
    </style:style>
    <style:style style:name="P39" style:family="paragraph">
      <loext:graphic-properties draw:fill="solid" draw:fill-color="#545250"/>
      <style:paragraph-properties style:writing-mode="lr-tb"/>
    </style:style>
    <style:style style:name="P40" style:family="paragraph">
      <loext:graphic-properties draw:fill="solid" draw:fill-color="#565452"/>
      <style:paragraph-properties style:writing-mode="lr-tb"/>
    </style:style>
    <style:style style:name="P41" style:family="paragraph">
      <loext:graphic-properties draw:fill="solid" draw:fill-color="#585554"/>
      <style:paragraph-properties style:writing-mode="lr-tb"/>
    </style:style>
    <style:style style:name="P42" style:family="paragraph">
      <loext:graphic-properties draw:fill="solid" draw:fill-color="#5a5756"/>
      <style:paragraph-properties style:writing-mode="lr-tb"/>
    </style:style>
    <style:style style:name="P43" style:family="paragraph">
      <loext:graphic-properties draw:fill="solid" draw:fill-color="#5b5957"/>
      <style:paragraph-properties style:writing-mode="lr-tb"/>
    </style:style>
    <style:style style:name="P44" style:family="paragraph">
      <loext:graphic-properties draw:fill="solid" draw:fill-color="#5d5a59"/>
      <style:paragraph-properties style:writing-mode="lr-tb"/>
    </style:style>
    <style:style style:name="P45" style:family="paragraph">
      <loext:graphic-properties draw:fill="solid" draw:fill-color="#5f5d5c"/>
      <style:paragraph-properties style:writing-mode="lr-tb"/>
    </style:style>
    <style:style style:name="P46" style:family="paragraph">
      <loext:graphic-properties draw:fill="solid" draw:fill-color="#615e5d"/>
      <style:paragraph-properties style:writing-mode="lr-tb"/>
    </style:style>
    <style:style style:name="P47" style:family="paragraph">
      <loext:graphic-properties draw:fill="solid" draw:fill-color="#636160"/>
      <style:paragraph-properties style:writing-mode="lr-tb"/>
    </style:style>
    <style:style style:name="P48" style:family="paragraph">
      <loext:graphic-properties draw:fill="solid" draw:fill-color="#656261"/>
      <style:paragraph-properties style:writing-mode="lr-tb"/>
    </style:style>
    <style:style style:name="P49" style:family="paragraph">
      <loext:graphic-properties draw:fill="solid" draw:fill-color="#676563"/>
      <style:paragraph-properties style:writing-mode="lr-tb"/>
    </style:style>
    <style:style style:name="P50" style:family="paragraph">
      <loext:graphic-properties draw:fill="solid" draw:fill-color="#696766"/>
      <style:paragraph-properties style:writing-mode="lr-tb"/>
    </style:style>
    <style:style style:name="P51" style:family="paragraph">
      <loext:graphic-properties draw:fill="solid" draw:fill-color="#6a6867"/>
      <style:paragraph-properties style:writing-mode="lr-tb"/>
    </style:style>
    <style:style style:name="P52" style:family="paragraph">
      <loext:graphic-properties draw:fill="solid" draw:fill-color="#6c6a69"/>
      <style:paragraph-properties style:writing-mode="lr-tb"/>
    </style:style>
    <style:style style:name="P53" style:family="paragraph">
      <loext:graphic-properties draw:fill="solid" draw:fill-color="#6e6c6b"/>
      <style:paragraph-properties style:writing-mode="lr-tb"/>
    </style:style>
    <style:style style:name="P54" style:family="paragraph">
      <loext:graphic-properties draw:fill="solid" draw:fill-color="#706e6d"/>
      <style:paragraph-properties style:writing-mode="lr-tb"/>
    </style:style>
    <style:style style:name="P55" style:family="paragraph">
      <loext:graphic-properties draw:fill="solid" draw:fill-color="#71706f"/>
      <style:paragraph-properties style:writing-mode="lr-tb"/>
    </style:style>
    <style:style style:name="P56" style:family="paragraph">
      <loext:graphic-properties draw:fill="solid" draw:fill-color="#737170"/>
      <style:paragraph-properties style:writing-mode="lr-tb"/>
    </style:style>
    <style:style style:name="P57" style:family="paragraph">
      <loext:graphic-properties draw:fill="solid" draw:fill-color="#757372"/>
      <style:paragraph-properties style:writing-mode="lr-tb"/>
    </style:style>
    <style:style style:name="P58" style:family="paragraph">
      <loext:graphic-properties draw:fill="solid" draw:fill-color="#767473"/>
      <style:paragraph-properties style:writing-mode="lr-tb"/>
    </style:style>
    <style:style style:name="P59" style:family="paragraph">
      <loext:graphic-properties draw:fill="solid" draw:fill-color="#787676"/>
      <style:paragraph-properties style:writing-mode="lr-tb"/>
    </style:style>
    <style:style style:name="P60" style:family="paragraph">
      <loext:graphic-properties draw:fill="solid" draw:fill-color="#7a7978"/>
      <style:paragraph-properties style:writing-mode="lr-tb"/>
    </style:style>
    <style:style style:name="P61" style:family="paragraph">
      <loext:graphic-properties draw:fill="solid" draw:fill-color="#7c7a79"/>
      <style:paragraph-properties style:writing-mode="lr-tb"/>
    </style:style>
    <style:style style:name="P62" style:family="paragraph">
      <loext:graphic-properties draw:fill="solid" draw:fill-color="#7e7d7c"/>
      <style:paragraph-properties style:writing-mode="lr-tb"/>
    </style:style>
    <style:style style:name="P63" style:family="paragraph">
      <loext:graphic-properties draw:fill="solid" draw:fill-color="#7f7e7d"/>
      <style:paragraph-properties style:writing-mode="lr-tb"/>
    </style:style>
    <style:style style:name="P64" style:family="paragraph">
      <loext:graphic-properties draw:fill="solid" draw:fill-color="#82807f"/>
      <style:paragraph-properties style:writing-mode="lr-tb"/>
    </style:style>
    <style:style style:name="P65" style:family="paragraph">
      <loext:graphic-properties draw:fill="solid" draw:fill-color="#848282"/>
      <style:paragraph-properties style:writing-mode="lr-tb"/>
    </style:style>
    <style:style style:name="P66" style:family="paragraph">
      <loext:graphic-properties draw:fill="none" draw:fill-color="#99cc00"/>
      <style:paragraph-properties fo:text-align="center" style:writing-mode="lr-tb"/>
    </style:style>
    <style:style style:name="P67" style:family="paragraph">
      <loext:graphic-properties draw:fill="solid" draw:fill-color="#8b0002"/>
      <style:paragraph-properties style:writing-mode="lr-tb"/>
    </style:style>
    <style:style style:name="P68" style:family="paragraph">
      <loext:graphic-properties draw:fill="solid" draw:fill-color="#969696" draw:opacity="100%"/>
      <style:paragraph-properties style:writing-mode="lr-tb"/>
    </style:style>
    <style:style style:name="P69" style:family="paragraph">
      <loext:graphic-properties draw:fill="solid" draw:fill-color="#8b0002" draw:opacity="100%"/>
      <style:paragraph-properties style:writing-mode="lr-tb"/>
    </style:style>
    <style:style style:name="P70" style:family="paragraph">
      <loext:graphic-properties draw:fill="solid" draw:fill-color="#969594"/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1ad964" style:font-size-asian="14pt" style:font-weight-asian="bold" style:font-name-complex="Arial" style:font-size-complex="14pt"/>
    </style:style>
    <style:style style:name="T3" style:family="text">
      <style:text-properties style:font-name="Arial" fo:font-size="18pt" fo:font-weight="bold" style:font-size-asian="18pt" style:font-weight-asian="bold" style:font-name-complex="Arial" style:font-size-complex="18pt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ad964"/>
    </style:style>
    <style:style style:name="T6" style:family="text">
      <style:text-properties fo:language="pl" fo:country="PL"/>
    </style:style>
    <style:style style:name="T7" style:family="text">
      <style:text-properties fo:language="pl" fo:country="PL" officeooo:rsid="001ad964"/>
    </style:style>
    <style:style style:name="T8" style:family="text">
      <style:text-properties style:font-name="CastleT" fo:font-size="18pt" style:font-size-asian="18pt" style:font-name-complex="Castle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ZapfHumnstPL" fo:font-size="7.5pt" fo:language="en" fo:country="US" style:font-size-asian="7.5pt" style:font-name-complex="ZapfHumnstPL" style:font-size-complex="7.5pt"/>
    </style:style>
    <style:style style:name="T11" style:family="text">
      <style:text-properties style:font-name="ZapfHumnstPL" fo:font-size="7.5pt" style:font-size-asian="7.5pt" style:font-name-complex="ZapfHumnstPL" style:font-size-complex="7.5pt"/>
    </style:style>
    <style:style style:name="T12" style:family="text">
      <style:text-properties fo:color="#8b0002" loext:opacity="100%" style:font-name="ZapfHumnstPL" fo:font-size="7.5pt" style:font-size-asian="7.5pt" style:font-name-complex="ZapfHumnstPL" style:font-size-complex="7.5pt"/>
    </style:style>
    <style:style style:name="T13" style:family="text">
      <style:text-properties fo:color="#8b0002" loext:opacity="100%" style:font-name="ZapfHumnstPL" fo:font-size="10pt" style:font-size-asian="10pt" style:font-name-complex="ZapfHumnstPL" style:font-size-complex="10pt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none" draw:fill="gradient" draw:fill-color="#ffffff" draw:fill-gradient-name="Gradient_20_1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draw:fill="solid" draw:fill-color="#1f1a17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none" draw:fill="solid" draw:fill-color="#221d1b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solid" draw:fill-color="#26211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none" draw:fill="solid" draw:fill-color="#282422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none" draw:fill="solid" draw:fill-color="#2c2726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none" draw:fill="solid" draw:fill-color="#2e2a27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none" draw:fill="solid" draw:fill-color="#302c2b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1" style:family="graphic">
      <style:graphic-properties draw:stroke="none" draw:fill="solid" draw:fill-color="#33302e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2" style:family="graphic">
      <style:graphic-properties draw:stroke="none" draw:fill="solid" draw:fill-color="#35322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3" style:family="graphic">
      <style:graphic-properties draw:stroke="none" draw:fill="solid" draw:fill-color="#373432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4" style:family="graphic">
      <style:graphic-properties draw:stroke="none" draw:fill="solid" draw:fill-color="#393633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5" style:family="graphic">
      <style:graphic-properties draw:stroke="none" draw:fill="solid" draw:fill-color="#3c3836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6" style:family="graphic">
      <style:graphic-properties draw:stroke="none" draw:fill="solid" draw:fill-color="#3e3a39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7" style:family="graphic">
      <style:graphic-properties draw:stroke="none" draw:fill="solid" draw:fill-color="#3f3c3a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8" style:family="graphic">
      <style:graphic-properties draw:stroke="none" draw:fill="solid" draw:fill-color="#413e3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19" style:family="graphic">
      <style:graphic-properties draw:stroke="none" draw:fill="solid" draw:fill-color="#43403e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0" style:family="graphic">
      <style:graphic-properties draw:stroke="none" draw:fill="solid" draw:fill-color="#464341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1" style:family="graphic">
      <style:graphic-properties draw:stroke="none" draw:fill="solid" draw:fill-color="#484544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2" style:family="graphic">
      <style:graphic-properties draw:stroke="none" draw:fill="solid" draw:fill-color="#4a4745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3" style:family="graphic">
      <style:graphic-properties draw:stroke="none" draw:fill="solid" draw:fill-color="#4d4a4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4" style:family="graphic">
      <style:graphic-properties draw:stroke="none" draw:fill="solid" draw:fill-color="#4e4b4a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5" style:family="graphic">
      <style:graphic-properties draw:stroke="none" draw:fill="solid" draw:fill-color="#514e4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6" style:family="graphic">
      <style:graphic-properties draw:stroke="none" draw:fill="solid" draw:fill-color="#53504e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7" style:family="graphic">
      <style:graphic-properties draw:stroke="none" draw:fill="solid" draw:fill-color="#54525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8" style:family="graphic">
      <style:graphic-properties draw:stroke="none" draw:fill="solid" draw:fill-color="#565452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29" style:family="graphic">
      <style:graphic-properties draw:stroke="none" draw:fill="solid" draw:fill-color="#585554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0" style:family="graphic">
      <style:graphic-properties draw:stroke="none" draw:fill="solid" draw:fill-color="#5a5756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1" style:family="graphic">
      <style:graphic-properties draw:stroke="none" draw:fill="solid" draw:fill-color="#5b5957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2" style:family="graphic">
      <style:graphic-properties draw:stroke="none" draw:fill="solid" draw:fill-color="#5d5a59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3" style:family="graphic">
      <style:graphic-properties draw:stroke="none" draw:fill="solid" draw:fill-color="#5f5d5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4" style:family="graphic">
      <style:graphic-properties draw:stroke="none" draw:fill="solid" draw:fill-color="#615e5d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5" style:family="graphic">
      <style:graphic-properties draw:stroke="none" draw:fill="solid" draw:fill-color="#63616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6" style:family="graphic">
      <style:graphic-properties draw:stroke="none" draw:fill="solid" draw:fill-color="#656261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7" style:family="graphic">
      <style:graphic-properties draw:stroke="none" draw:fill="solid" draw:fill-color="#676563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8" style:family="graphic">
      <style:graphic-properties draw:stroke="none" draw:fill="solid" draw:fill-color="#696766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39" style:family="graphic">
      <style:graphic-properties draw:stroke="none" draw:fill="solid" draw:fill-color="#6a6867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0" style:family="graphic">
      <style:graphic-properties draw:stroke="none" draw:fill="solid" draw:fill-color="#6c6a69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1" style:family="graphic">
      <style:graphic-properties draw:stroke="none" draw:fill="solid" draw:fill-color="#6e6c6b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2" style:family="graphic">
      <style:graphic-properties draw:stroke="none" draw:fill="solid" draw:fill-color="#706e6d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3" style:family="graphic">
      <style:graphic-properties draw:stroke="none" draw:fill="solid" draw:fill-color="#71706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4" style:family="graphic">
      <style:graphic-properties draw:stroke="none" draw:fill="solid" draw:fill-color="#73717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5" style:family="graphic">
      <style:graphic-properties draw:stroke="none" draw:fill="solid" draw:fill-color="#757372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6" style:family="graphic">
      <style:graphic-properties draw:stroke="none" draw:fill="solid" draw:fill-color="#767473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7" style:family="graphic">
      <style:graphic-properties draw:stroke="none" draw:fill="solid" draw:fill-color="#787676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8" style:family="graphic">
      <style:graphic-properties draw:stroke="none" draw:fill="solid" draw:fill-color="#7a797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49" style:family="graphic">
      <style:graphic-properties draw:stroke="none" draw:fill="solid" draw:fill-color="#7c7a79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50" style:family="graphic">
      <style:graphic-properties draw:stroke="none" draw:fill="solid" draw:fill-color="#7e7d7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51" style:family="graphic">
      <style:graphic-properties draw:stroke="none" draw:fill="solid" draw:fill-color="#7f7e7d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52" style:family="graphic">
      <style:graphic-properties draw:stroke="none" draw:fill="solid" draw:fill-color="#82807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53" style:family="graphic">
      <style:graphic-properties draw:stroke="none" draw:fill="solid" draw:fill-color="#848282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54" style:family="graphic">
      <style:graphic-properties draw:stroke="none" draw:fill="solid" draw:fill-color="#1f1a17" draw:textarea-horizontal-align="left" draw:textarea-vertical-align="top" draw:auto-grow-height="false" fo:min-height="0.663cm" fo:min-width="0cm" fo:padding-top="0.229cm" fo:padding-bottom="0.229cm" fo:padding-left="0.441cm" fo:padding-right="0.441cm" fo:wrap-option="wrap" draw:shadow-color="#808080" style:run-through="foreground"/>
    </style:style>
    <style:style style:name="gr55" style:family="graphic">
      <style:graphic-properties draw:stroke="none" draw:fill="none" draw:fill-color="#99cc00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56" style:family="graphic">
      <style:graphic-properties draw:stroke="none" draw:fill="solid" draw:fill-color="#8b0002" draw:textarea-horizontal-align="left" draw:textarea-vertical-align="top" draw:auto-grow-height="false" fo:min-height="3.032cm" fo:min-width="1.318cm" fo:padding-top="0.229cm" fo:padding-bottom="0.229cm" fo:padding-left="0.441cm" fo:padding-right="0.441cm" fo:wrap-option="wrap" draw:shadow-color="#808080" style:run-through="foreground"/>
    </style:style>
    <style:style style:name="gr57" style:family="graphic">
      <style:graphic-properties draw:stroke="solid" svg:stroke-width="0.009cm" svg:stroke-color="#969696" draw:stroke-linejoin="round" draw:fill="solid" draw:fill-color="#969696" draw:opacity="100%" draw:textarea-horizontal-align="left" draw:textarea-vertical-align="top" draw:auto-grow-height="false" fo:min-height="1.012cm" fo:min-width="0.614cm" fo:padding-top="0.229cm" fo:padding-bottom="0.229cm" fo:padding-left="0.441cm" fo:padding-right="0.441cm" fo:wrap-option="wrap" draw:shadow-color="#808080" style:run-through="foreground"/>
    </style:style>
    <style:style style:name="gr58" style:family="graphic">
      <style:graphic-properties draw:stroke="none" draw:fill="solid" draw:fill-color="#969696" draw:opacity="100%" draw:textarea-horizontal-align="left" draw:textarea-vertical-align="top" draw:auto-grow-height="false" fo:min-height="1.147cm" fo:min-width="0cm" fo:padding-top="0.229cm" fo:padding-bottom="0.229cm" fo:padding-left="0.441cm" fo:padding-right="0.441cm" fo:wrap-option="wrap" draw:shadow-color="#808080" style:run-through="foreground"/>
    </style:style>
    <style:style style:name="gr59" style:family="graphic">
      <style:graphic-properties draw:stroke="none" draw:fill="solid" draw:fill-color="#8b0002" draw:opacity="100%" draw:textarea-horizontal-align="left" draw:textarea-vertical-align="top" draw:auto-grow-height="false" fo:min-height="1.083cm" fo:min-width="0cm" fo:padding-top="0.229cm" fo:padding-bottom="0.229cm" fo:padding-left="0.441cm" fo:padding-right="0.441cm" fo:wrap-option="wrap" draw:shadow-color="#808080" style:run-through="foreground"/>
    </style:style>
    <style:style style:name="gr60" style:family="graphic">
      <style:graphic-properties draw:stroke="none" draw:fill="solid" draw:fill-color="#969696" draw:opacity="100%" draw:textarea-horizontal-align="left" draw:textarea-vertical-align="top" draw:auto-grow-height="false" fo:min-height="0.411cm" fo:min-width="0cm" fo:padding-top="0.229cm" fo:padding-bottom="0.229cm" fo:padding-left="0.441cm" fo:padding-right="0.441cm" fo:wrap-option="wrap" draw:shadow-color="#808080" style:run-through="foreground"/>
    </style:style>
    <style:style style:name="gr61" style:family="graphic">
      <style:graphic-properties draw:stroke="none" draw:fill="solid" draw:fill-color="#969696" draw:opacity="100%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62" style:family="graphic">
      <style:graphic-properties draw:stroke="none" draw:fill="solid" draw:fill-color="#8b0002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63" style:family="graphic">
      <style:graphic-properties draw:stroke="none" draw:fill="solid" draw:fill-color="#969696" draw:opacity="100%" draw:textarea-horizontal-align="left" draw:textarea-vertical-align="top" draw:auto-grow-height="false" fo:min-height="0.109cm" fo:min-width="0cm" fo:padding-top="0.229cm" fo:padding-bottom="0.229cm" fo:padding-left="0.441cm" fo:padding-right="0.441cm" fo:wrap-option="wrap" draw:shadow-color="#808080" style:run-through="foreground"/>
    </style:style>
    <style:style style:name="gr64" style:family="graphic">
      <style:graphic-properties draw:stroke="none" draw:fill="solid" draw:fill-color="#969696" draw:opacity="100%" draw:textarea-horizontal-align="left" draw:textarea-vertical-align="top" draw:auto-grow-height="false" fo:min-height="0.106cm" fo:min-width="0cm" fo:padding-top="0.229cm" fo:padding-bottom="0.229cm" fo:padding-left="0.441cm" fo:padding-right="0.441cm" fo:wrap-option="wrap" draw:shadow-color="#808080" style:run-through="foreground"/>
    </style:style>
    <style:style style:name="gr65" style:family="graphic">
      <style:graphic-properties draw:stroke="none" draw:fill="solid" draw:fill-color="#8b0002" draw:opacity="100%" draw:textarea-horizontal-align="left" draw:textarea-vertical-align="top" draw:auto-grow-height="false" fo:min-height="0.3cm" fo:min-width="0cm" fo:padding-top="0.229cm" fo:padding-bottom="0.229cm" fo:padding-left="0.441cm" fo:padding-right="0.441cm" fo:wrap-option="wrap" draw:shadow-color="#808080" style:run-through="foreground"/>
    </style:style>
    <style:style style:name="gr66" style:family="graphic">
      <style:graphic-properties draw:stroke="none" draw:fill="solid" draw:fill-color="#969594" draw:textarea-horizontal-align="left" draw:textarea-vertical-align="top" draw:auto-grow-height="false" fo:min-height="0.067cm" fo:min-width="0cm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<text:tab/>Politechnika Łódzka</text:span></text:p>
      <text:p text:style-name="P10"><draw:g text:anchor-type="char" draw:z-index="1" draw:style-name="gr1"><draw:rect draw:style-name="gr55" draw:text-style-name="P66" svg:width="2.2cm" svg:height="3.534cm" svg:x="0.61cm" svg:y="0.651cm"><text:p/></draw:rect><draw:g draw:style-name="gr3"><draw:custom-shape draw:style-name="gr56" draw:text-style-name="P67" svg:width="2.2cm" svg:height="3.492cm" svg:x="0.61cm" svg:y="0.651cm"><text:p/><draw:enhanced-geometry svg:viewBox="0 0 21600 21600" draw:type="rectangle" draw:enhanced-path="M 0 0 L 21600 0 21600 21600 0 21600 0 0 Z N"/></draw:custom-shape><draw:custom-shape draw:style-name="gr57" draw:text-style-name="P68" svg:width="1.497cm" svg:height="1.472cm" svg:x="0.987cm" svg:y="2.216cm"><text:p/><draw:enhanced-geometry svg:viewBox="0 0 7749 6771" draw:type="non-primitive" draw:enhanced-path="M 3812 323  L 3866 324  L 3921 325  L 3974 327  L 4028 329  L 4082 333  L 4135 337  L 4188 342  L 4241 347  L 4292 353  L 4342 360  L 4392 367  L 4442 375  L 4491 384  L 4541 393  L 4590 403  L 4638 413  L 4864 25  L 4879 0  L 4905 13  L 5496 288  L 5524 301  L 5509 325  L 5327 640  L 5355 653  L 5384 666  L 5412 679  L 5440 692  L 5468 707  L 5496 721  L 5524 735  L 5552 749  L 5579 764  L 5607 780  L 5635 795  L 5662 811  L 5690 827  L 5717 843  L 5744 859  L 5771 875  L 6060 590  L 6080 569  L 6104 588  L 6596 990  L 6619 1008  L 6598 1029  L 6321 1303  L 6340 1321  L 6359 1340  L 6376 1358  L 6395 1377  L 6413 1396  L 6432 1415  L 6450 1434  L 6468 1454  L 6486 1474  L 6504 1494  L 6521 1514  L 6539 1534  L 6555 1554  L 6572 1574  L 6589 1594  L 6606 1615  L 7004 1437  L 7032 1425  L 7046 1451  L 7340 1986  L 7355 2011  L 7327 2023  L 6966 2183  L 6977 2207  L 6988 2230  L 6998 2253  L 7009 2276  L 7019 2299  L 7029 2322  L 7038 2346  L 7048 2369  L 7057 2392  L 7066 2416  L 7075 2440  L 7084 2465  L 7093 2489  L 7101 2513  L 7110 2537  L 7118 2561  L 7621 2515  L 7651 2512  L 7654 2540  L 7722 3134  L 7726 3161  L 7695 3164  L 7243 3207  L 7244 3229  L 7246 3251  L 7247 3274  L 7248 3296  L 7249 3325  L 7249 3354  L 7251 3383  L 7251 3412  L 7251 3439  L 7249 3468  L 7249 3495  L 7248 3522  L 7247 3544  L 7246 3566  L 7245 3588  L 7244 3609  L 7719 3725  L 7749 3732  L 7741 3759  L 7568 4335  L 7559 4362  L 7530 4355  L 7120 4255  L 7111 4283  L 7102 4310  L 7092 4337  L 7083 4363  L 7073 4390  L 7063 4417  L 7053 4444  L 7042 4471  L 7030 4498  L 7019 4524  L 7008 4550  L 6996 4577  L 6983 4603  L 6971 4629  L 6959 4655  L 6945 4681  L 7317 4849  L 7345 4861  L 7330 4886  L 7032 5419  L 7018 5444  L 6990 5432  L 6577 5245  L 6560 5265  L 6544 5284  L 6527 5303  L 6511 5322  L 6494 5341  L 6477 5360  L 6460 5378  L 6442 5397  L 6408 5433  L 6373 5470  L 6336 5505  L 6299 5541  L 6573 5842  L 6593 5864  L 6569 5881  L 6053 6259  L 6029 6276  L 6010 6255  L 5746 5963  L 5723 5978  L 5699 5992  L 5676 6006  L 5652 6019  L 5629 6033  L 5604 6046  L 5581 6059  L 5556 6072  L 5531 6085  L 5507 6097  L 5482 6110  L 5458 6122  L 5433 6134  L 5408 6146  L 5383 6158  L 5358 6169  L 5479 6541  L 5488 6568  L 5458 6576  L 4819 6744  L 4789 6752  L 4781 6725  L 4676 6401  L 4625 6413  L 4575 6423  L 4523 6433  L 4472 6443  L 4419 6452  L 4368 6459  L 4315 6468  L 4263 6474  L 4207 6481  L 4151 6486  L 4095 6491  L 4039 6494  L 3982 6497  L 3926 6499  L 3869 6501  L 3812 6501  L 3759 6501  L 3705 6500  L 3651 6498  L 3599 6495  L 3546 6492  L 3494 6488  L 3441 6483  L 3390 6478  L 3339 6472  L 3290 6465  L 3242 6458  L 3193 6450  L 3145 6442  L 3097 6433  L 3049 6423  L 3002 6413  L 2873 6745  L 2863 6771  L 2833 6762  L 2206 6565  L 2176 6556  L 2187 6530  L 2318 6192  L 2292 6181  L 2266 6169  L 2241 6158  L 2215 6146  L 2189 6134  L 2165 6121  L 2139 6109  L 2114 6096  L 2090 6083  L 2064 6070  L 2039 6057  L 2015 6043  L 1990 6030  L 1966 6016  L 1942 6002  L 1917 5988  L 1601 6271  L 1579 6290  L 1558 6270  L 1088 5847  L 1067 5827  L 1088 5808  L 1355 5570  L 1334 5550  L 1314 5531  L 1293 5512  L 1273 5492  L 1253 5472  L 1233 5452  L 1214 5432  L 1194 5411  L 1175 5391  L 1156 5370  L 1137 5349  L 1118 5328  L 1099 5307  L 1080 5285  L 1062 5263  L 1044 5241  L 720 5398  L 693 5411  L 679 5386  L 363 4861  L 348 4837  L 375 4824  L 677 4677  L 664 4654  L 653 4630  L 642 4607  L 631 4583  L 620 4559  L 609 4535  L 598 4510  L 588 4486  L 578 4461  L 568 4435  L 558 4410  L 549 4386  L 539 4361  L 530 4335  L 522 4310  L 514 4285  L 71 4307  L 41 4308  L 38 4281  L 3 3684  L 0 3656  L 32 3654  L 383 3637  L 380 3614  L 379 3589  L 377 3565  L 376 3540  L 375 3508  L 374 3477  L 374 3444  L 373 3412  L 374 3382  L 374 3353  L 375 3324  L 376 3295  L 377 3272  L 378 3249  L 379 3226  L 382 3202  L 64 3166  L 33 3163  L 37 3135  L 120 2543  L 124 2516  L 155 2519  L 507 2560  L 516 2531  L 526 2503  L 536 2476  L 546 2447  L 556 2419  L 567 2391  L 577 2364  L 590 2336  L 601 2309  L 612 2282  L 624 2255  L 636 2228  L 650 2201  L 662 2174  L 676 2147  L 689 2121  L 369 1970  L 342 1957  L 356 1931  L 667 1403  L 681 1379  L 708 1391  L 1062 1560  L 1080 1540  L 1097 1520  L 1115 1500  L 1133 1480  L 1151 1460  L 1169 1439  L 1186 1420  L 1205 1401  L 1242 1362  L 1280 1325  L 1319 1288  L 1359 1251  L 1131 981  L 1113 958  L 1137 941  L 1666 580  L 1691 563  L 1710 585  L 1920 835  L 1944 821  L 1968 807  L 1992 793  L 2017 779  L 2042 766  L 2066 753  L 2092 739  L 2116 726  L 2142 714  L 2168 701  L 2194 688  L 2219 675  L 2245 663  L 2271 651  L 2296 640  L 2323 628  L 2210 302  L 2201 276  L 2232 268  L 2867 90  L 2896 82  L 2905 109  L 3008 408  L 3055 398  L 3102 389  L 3150 381  L 3199 372  L 3247 365  L 3295 358  L 3343 352  L 3392 346  L 3443 341  L 3496 336  L 3547 332  L 3600 329  L 3652 327  L 3706 325  L 3759 324  L 3812 323  Z M 4234 402  L 4182 397  L 4130 392  L 4077 388  L 4025 385  L 3972 382  L 3918 380  L 3865 379  L 3812 379  L 3760 379  L 3707 380  L 3656 382  L 3604 384  L 3552 388  L 3501 392  L 3450 396  L 3400 401  L 3347 407  L 3296 414  L 3245 421  L 3195 429  L 3144 438  L 3095 449  L 3044 459  L 2995 469  L 2966 476  L 2957 451  L 2855 152  L 2280 312  L 2390 635  L 2398 658  L 2374 668  L 2346 681  L 2317 693  L 2287 707  L 2260 720  L 2232 733  L 2203 747  L 2176 761  L 2148 774  L 2120 789  L 2093 803  L 2065 818  L 2038 833  L 2010 848  L 1983 864  L 1957 879  L 1930 895  L 1906 910  L 1888 889  L 1679 641  L 1199 969  L 1425 1237  L 1441 1256  L 1422 1273  L 1400 1293  L 1379 1313  L 1356 1333  L 1335 1353  L 1314 1374  L 1294 1395  L 1273 1416  L 1252 1437  L 1232 1459  L 1212 1480  L 1192 1502  L 1173 1524  L 1153 1546  L 1134 1568  L 1115 1590  L 1097 1612  L 1080 1631  L 1057 1620  L 707 1454  L 425 1933  L 744 2084  L 771 2097  L 757 2121  L 743 2150  L 728 2178  L 714 2208  L 699 2238  L 686 2267  L 672 2296  L 660 2326  L 648 2355  L 635 2385  L 623 2415  L 612 2445  L 601 2476  L 590 2506  L 579 2536  L 569 2567  L 559 2597  L 553 2621  L 526 2617  L 178 2578  L 102 3115  L 418 3151  L 448 3154  L 445 3180  L 443 3211  L 441 3240  L 439 3269  L 437 3297  L 436 3326  L 436 3355  L 435 3383  L 435 3412  L 435 3443  L 436 3475  L 436 3506  L 439 3538  L 440 3568  L 442 3599  L 444 3630  L 448 3662  L 450 3690  L 417 3692  L 66 3709  L 99 4250  L 535 4229  L 559 4227  L 566 4249  L 575 4277  L 585 4304  L 594 4331  L 604 4359  L 614 4386  L 624 4412  L 635 4439  L 647 4467  L 658 4493  L 669 4520  L 681 4547  L 693 4573  L 706 4599  L 718 4626  L 731 4652  L 745 4678  L 757 4701  L 731 4715  L 432 4859  L 718 5336  L 1039 5180  L 1062 5169  L 1078 5188  L 1098 5213  L 1117 5237  L 1137 5260  L 1157 5284  L 1179 5307  L 1200 5330  L 1221 5353  L 1242 5375  L 1264 5398  L 1286 5421  L 1307 5443  L 1330 5465  L 1352 5487  L 1375 5508  L 1398 5530  L 1421 5550  L 1442 5570  L 1421 5589  L 1154 5828  L 1580 6211  L 1892 5932  L 1910 5915  L 1931 5928  L 1958 5944  L 1983 5960  L 2010 5976  L 2037 5991  L 2064 6005  L 2091 6020  L 2118 6034  L 2146 6048  L 2172 6062  L 2200 6076  L 2228 6089  L 2256 6102  L 2284 6115  L 2312 6128  L 2340 6140  L 2369 6153  L 2395 6163  L 2385 6187  L 2255 6522  L 2824 6699  L 2953 6371  L 2962 6347  L 2988 6353  L 3039 6364  L 3089 6374  L 3139 6384  L 3191 6393  L 3241 6401  L 3292 6409  L 3345 6415  L 3396 6421  L 3448 6427  L 3499 6432  L 3551 6435  L 3602 6439  L 3655 6441  L 3707 6443  L 3760 6444  L 3812 6444  L 3868 6444  L 3924 6443  L 3980 6441  L 4036 6438  L 4091 6434  L 4145 6430  L 4200 6424  L 4255 6418  L 4310 6412  L 4364 6404  L 4419 6395  L 4474 6386  L 4529 6376  L 4582 6365  L 4636 6353  L 4689 6341  L 4719 6333  L 4727 6360  L 4832 6682  L 5411 6530  L 5291 6163  L 5283 6140  L 5307 6130  L 5335 6118  L 5363 6105  L 5389 6092  L 5416 6079  L 5444 6066  L 5471 6052  L 5498 6038  L 5525 6024  L 5552 6010  L 5578 5995  L 5604 5981  L 5631 5966  L 5657 5950  L 5682 5934  L 5708 5919  L 5734 5903  L 5758 5888  L 5776 5908  L 6038 6197  L 6506 5856  L 6235 5557  L 6218 5537  L 6237 5520  L 6257 5501  L 6277 5482  L 6296 5461  L 6316 5442  L 6336 5422  L 6356 5402  L 6375 5382  L 6395 5361  L 6414 5341  L 6433 5320  L 6451 5299  L 6470 5279  L 6488 5258  L 6506 5236  L 6524 5215  L 6542 5193  L 6558 5174  L 6581 5184  L 6990 5370  L 7261 4886  L 6891 4719  L 6864 4706  L 6877 4682  L 6892 4654  L 6905 4625  L 6919 4597  L 6933 4568  L 6945 4539  L 6959 4510  L 6971 4481  L 6983 4451  L 6995 4422  L 7007 4393  L 7017 4363  L 7028 4334  L 7038 4304  L 7048 4274  L 7058 4244  L 7068 4214  L 7076 4186  L 7106 4194  L 7516 4294  L 7673 3771  L 7203 3656  L 7178 3650  L 7180 3627  L 7181 3600  L 7184 3573  L 7185 3547  L 7186 3520  L 7187 3493  L 7188 3466  L 7188 3439  L 7188 3412  L 7188 3383  L 7188 3355  L 7187 3327  L 7186 3298  L 7185 3270  L 7182 3242  L 7181 3213  L 7179 3183  L 7177 3156  L 7207 3153  L 7657 3112  L 7596 2573  L 7097 2619  L 7072 2621  L 7065 2599  L 7056 2572  L 7047 2546  L 7038 2520  L 7029 2493  L 7020 2467  L 7010 2440  L 7000 2414  L 6990 2387  L 6979 2361  L 6968 2335  L 6957 2309  L 6945 2283  L 6933 2258  L 6922 2232  L 6910 2207  L 6897 2181  L 6885 2157  L 6912 2145  L 7272 1986  L 7004 1500  L 6610 1675  L 6586 1685  L 6571 1666  L 6552 1643  L 6534 1621  L 6515 1598  L 6497 1576  L 6478 1554  L 6459 1532  L 6439 1511  L 6420 1489  L 6400 1468  L 6380 1446  L 6360 1425  L 6340 1404  L 6319 1384  L 6298 1363  L 6277 1343  L 6256 1322  L 6236 1304  L 6256 1285  L 6531 1012  L 6085 648  L 5799 931  L 5780 950  L 5757 935  L 5728 917  L 5699 899  L 5669 881  L 5640 864  L 5610 847  L 5579 830  L 5550 813  L 5520 797  L 5489 781  L 5459 766  L 5427 750  L 5397 735  L 5366 721  L 5334 706  L 5302 691  L 5271 677  L 5242 665  L 5256 639  L 5440 324  L 4904 75  L 4682 459  L 4671 479  L 4647 473  L 4596 462  L 4545 452  L 4494 441  L 4443 432  L 4390 423  L 4339 416  L 4286 409  L 4234 402  Z M 5906 1531  L 5854 1486  L 5801 1440  L 5747 1397  L 5691 1355  L 5634 1315  L 5577 1275  L 5518 1237  L 5458 1200  L 5397 1163  L 5335 1129  L 5272 1096  L 5208 1064  L 5144 1034  L 5078 1005  L 5010 978  L 4943 952  L 4877 927  L 4810 905  L 4743 884  L 4675 865  L 4607 847  L 4538 830  L 4467 815  L 4397 802  L 4325 790  L 4254 779  L 4181 770  L 4108 763  L 4035 757  L 3961 753  L 3887 750  L 3812 749  L 3737 750  L 3662 753  L 3589 757  L 3515 763  L 3442 770  L 3370 779  L 3298 790  L 3226 802  L 3156 815  L 3086 830  L 3016 847  L 2948 865  L 2880 884  L 2813 905  L 2746 927  L 2681 952  L 2613 978  L 2546 1005  L 2480 1034  L 2415 1064  L 2351 1096  L 2289 1129  L 2226 1163  L 2166 1200  L 2105 1237  L 2047 1275  L 1989 1315  L 1932 1355  L 1877 1397  L 1822 1440  L 1769 1486  L 1717 1531  L 1667 1577  L 1617 1625  L 1569 1674  L 1523 1724  L 1477 1775  L 1432 1827  L 1390 1879  L 1349 1933  L 1308 1988  L 1270 2044  L 1233 2100  L 1199 2157  L 1164 2217  L 1132 2275  L 1101 2335  L 1072 2395  L 1046 2455  L 1021 2515  L 998 2575  L 976 2636  L 956 2697  L 937 2760  L 920 2823  L 906 2886  L 892 2950  L 880 3015  L 870 3080  L 862 3145  L 856 3212  L 851 3278  L 849 3345  L 848 3412  L 849 3480  L 851 3546  L 856 3612  L 862 3678  L 870 3744  L 880 3809  L 892 3873  L 906 3937  L 920 4001  L 937 4064  L 956 4126  L 976 4187  L 998 4249  L 1021 4309  L 1046 4369  L 1072 4428  L 1101 4489  L 1132 4549  L 1164 4608  L 1199 4666  L 1233 4724  L 1270 4780  L 1308 4836  L 1349 4890  L 1390 4944  L 1432 4998  L 1477 5049  L 1523 5100  L 1569 5150  L 1617 5198  L 1667 5247  L 1717 5293  L 1769 5339  L 1822 5383  L 1877 5426  L 1932 5469  L 1989 5510  L 2047 5549  L 2105 5587  L 2166 5624  L 2226 5660  L 2289 5694  L 2351 5728  L 2415 5760  L 2480 5790  L 2546 5819  L 2613 5847  L 2681 5872  L 2746 5896  L 2813 5918  L 2880 5939  L 2948 5959  L 3016 5978  L 3086 5994  L 3156 6009  L 3226 6023  L 3298 6035  L 3370 6045  L 3442 6054  L 3515 6061  L 3589 6067  L 3662 6071  L 3737 6074  L 3812 6075  L 3887 6074  L 3961 6071  L 4035 6067  L 4108 6061  L 4181 6054  L 4254 6045  L 4325 6035  L 4397 6023  L 4467 6009  L 4538 5994  L 4607 5978  L 4675 5959  L 4743 5939  L 4810 5918  L 4877 5896  L 4943 5872  L 5010 5847  L 5078 5819  L 5144 5790  L 5208 5760  L 5272 5728  L 5335 5694  L 5397 5660  L 5458 5624  L 5518 5587  L 5577 5549  L 5634 5510  L 5691 5469  L 5747 5426  L 5801 5383  L 5854 5339  L 5906 5293  L 5957 5247  L 6006 5198  L 6055 5150  L 6101 5100  L 6146 5049  L 6191 4998  L 6233 4944  L 6275 4890  L 6315 4836  L 6353 4780  L 6390 4724  L 6426 4666  L 6459 4608  L 6492 4549  L 6522 4489  L 6551 4428  L 6578 4369  L 6602 4309  L 6626 4249  L 6647 4187  L 6667 4126  L 6686 4064  L 6703 4001  L 6719 3937  L 6732 3873  L 6743 3809  L 6753 3744  L 6761 3678  L 6768 3612  L 6772 3546  L 6776 3480  L 6777 3412  L 6776 3345  L 6772 3278  L 6768 3212  L 6761 3145  L 6753 3080  L 6743 3015  L 6732 2950  L 6719 2886  L 6703 2823  L 6686 2760  L 6667 2697  L 6647 2636  L 6626 2575  L 6602 2515  L 6578 2455  L 6551 2395  L 6522 2335  L 6492 2275  L 6459 2217  L 6426 2157  L 6390 2100  L 6353 2044  L 6315 1988  L 6275 1933  L 6233 1879  L 6191 1827  L 6146 1775  L 6101 1724  L 6055 1674  L 6006 1625  L 5957 1577  L 5906 1531  Z M 4967 899  L 5036 926  L 5104 955  L 5171 985  L 5237 1015  L 5302 1048  L 5367 1082  L 5431 1117  L 5492 1153  L 5554 1191  L 5614 1231  L 5672 1271  L 5730 1313  L 5787 1355  L 5843 1399  L 5897 1444  L 5951 1492  L 6002 1539  L 6052 1588  L 6101 1637  L 6150 1688  L 6195 1741  L 6240 1793  L 6284 1847  L 6326 1902  L 6366 1959  L 6407 2015  L 6444 2073  L 6480 2131  L 6515 2190  L 6547 2252  L 6579 2312  L 6609 2374  L 6636 2434  L 6660 2496  L 6685 2558  L 6707 2620  L 6727 2683  L 6746 2747  L 6763 2811  L 6779 2875  L 6792 2940  L 6805 3007  L 6815 3073  L 6824 3140  L 6829 3208  L 6835 3275  L 6837 3343  L 6838 3412  L 6837 3481  L 6835 3549  L 6829 3617  L 6824 3683  L 6815 3751  L 6805 3817  L 6792 3883  L 6779 3948  L 6763 4014  L 6746 4077  L 6727 4141  L 6707 4204  L 6685 4267  L 6660 4328  L 6636 4389  L 6609 4449  L 6579 4512  L 6547 4573  L 6515 4633  L 6480 4692  L 6444 4752  L 6407 4809  L 6366 4866  L 6326 4921  L 6284 4977  L 6240 5031  L 6195 5084  L 6150 5135  L 6101 5186  L 6052 5237  L 6002 5285  L 5951 5333  L 5897 5379  L 5843 5424  L 5787 5469  L 5730 5512  L 5672 5553  L 5614 5594  L 5554 5633  L 5492 5670  L 5431 5707  L 5367 5743  L 5302 5777  L 5237 5809  L 5171 5840  L 5104 5869  L 5036 5897  L 4967 5924  L 4900 5948  L 4832 5972  L 4763 5993  L 4694 6013  L 4624 6031  L 4552 6048  L 4481 6063  L 4409 6077  L 4336 6089  L 4263 6100  L 4189 6109  L 4115 6117  L 4039 6123  L 3964 6127  L 3888 6129  L 3812 6130  L 3735 6129  L 3659 6127  L 3584 6123  L 3509 6117  L 3434 6109  L 3361 6100  L 3287 6089  L 3214 6077  L 3143 6063  L 3071 6048  L 3000 6031  L 2930 6013  L 2861 5993  L 2792 5972  L 2723 5948  L 2656 5924  L 2587 5897  L 2520 5869  L 2452 5840  L 2386 5809  L 2321 5777  L 2256 5743  L 2194 5707  L 2131 5670  L 2070 5633  L 2010 5594  L 1951 5553  L 1893 5512  L 1836 5469  L 1781 5424  L 1726 5379  L 1674 5333  L 1621 5285  L 1571 5237  L 1522 5186  L 1475 5135  L 1428 5084  L 1383 5031  L 1340 4977  L 1297 4921  L 1257 4866  L 1218 4809  L 1180 4752  L 1144 4692  L 1109 4633  L 1076 4573  L 1044 4512  L 1015 4449  L 987 4389  L 963 4328  L 939 4267  L 917 4204  L 896 4141  L 877 4077  L 860 4014  L 844 3948  L 831 3883  L 819 3817  L 809 3751  L 801 3683  L 794 3617  L 790 3549  L 786 3481  L 785 3412  L 786 3343  L 790 3275  L 794 3208  L 801 3140  L 809 3073  L 819 3007  L 831 2940  L 844 2875  L 860 2811  L 877 2747  L 896 2683  L 917 2620  L 939 2558  L 963 2496  L 987 2434  L 1015 2374  L 1044 2312  L 1076 2252  L 1109 2190  L 1144 2131  L 1180 2073  L 1218 2015  L 1257 1959  L 1297 1902  L 1340 1847  L 1383 1793  L 1428 1741  L 1475 1688  L 1522 1637  L 1571 1588  L 1621 1539  L 1674 1492  L 1726 1444  L 1781 1399  L 1836 1355  L 1893 1313  L 1951 1271  L 2010 1231  L 2070 1191  L 2131 1153  L 2194 1117  L 2256 1082  L 2321 1048  L 2386 1015  L 2452 985  L 2520 955  L 2587 926  L 2656 899  L 2723 875  L 2792 853  L 2861 831  L 2930 812  L 3000 793  L 3071 776  L 3143 761  L 3214 747  L 3287 735  L 3361 724  L 3434 715  L 3509 707  L 3584 702  L 3659 697  L 3735 695  L 3812 693  L 3888 695  L 3964 697  L 4039 702  L 4115 707  L 4189 715  L 4263 724  L 4336 735  L 4409 747  L 4481 761  L 4552 776  L 4624 793  L 4694 812  L 4763 831  L 4832 853  L 4900 875  L 4967 899  Z N"/></draw:custom-shape><draw:custom-shape draw:style-name="gr58" draw:text-style-name="P68" svg:width="0.223cm" svg:height="1.606cm" svg:x="1.619cm" svg:y="2.351cm"><text:p/><draw:enhanced-geometry svg:viewBox="0 0 1158 7393" draw:type="non-primitive" draw:enhanced-path="M 85 0  L 1073 0  L 1158 0  L 1156 75  L 969 6874  L 969 6891  L 959 6907  L 945 6931  L 931 6955  L 918 6977  L 905 6999  L 893 7021  L 882 7042  L 869 7062  L 859 7081  L 818 7153  L 782 7215  L 764 7243  L 748 7268  L 731 7292  L 715 7312  L 700 7331  L 683 7347  L 675 7354  L 667 7362  L 659 7368  L 650 7373  L 643 7378  L 634 7382  L 626 7385  L 617 7388  L 608 7390  L 599 7392  L 589 7393  L 580 7393  L 569 7393  L 558 7392  L 548 7390  L 537 7387  L 527 7383  L 517 7379  L 508 7373  L 498 7367  L 489 7360  L 479 7351  L 470 7342  L 461 7332  L 442 7310  L 423 7284  L 403 7255  L 384 7221  L 363 7185  L 341 7144  L 294 7051  L 240 6943  L 236 6934  L 231 6925  L 227 6916  L 223 6907  L 217 6893  L 216 6879  L 2 76  L 0 0  L 85 0  Z N"/></draw:custom-shape><draw:custom-shape draw:style-name="gr59" draw:text-style-name="P69" svg:width="0.158cm" svg:height="1.542cm" svg:x="1.652cm" svg:y="2.383cm"><text:p/><draw:enhanced-geometry svg:viewBox="0 0 819 7097" draw:type="non-primitive" draw:enhanced-path="M 819 0  L 0 0  L 210 6713  L 215 6724  L 221 6736  L 264 6822  L 300 6896  L 332 6959  L 357 7009  L 378 7048  L 392 7075  L 398 7085  L 403 7092  L 407 7096  L 409 7097  L 412 7093  L 419 7082  L 430 7064  L 445 7038  L 464 7006  L 486 6966  L 513 6919  L 542 6867  L 552 6848  L 563 6830  L 574 6810  L 585 6790  L 598 6770  L 609 6749  L 622 6728  L 635 6705  L 819 0  Z N"/></draw:custom-shape><draw:custom-shape draw:style-name="gr60" draw:text-style-name="P68" svg:width="0.733cm" svg:height="0.87cm" svg:x="1.367cm" svg:y="2.575cm"><text:p/><draw:enhanced-geometry svg:viewBox="0 0 3790 4007" draw:type="non-primitive" draw:enhanced-path="M 79 0  L 3713 0  L 3790 0  L 3790 71  L 3790 3119  L 3790 3143  L 3787 3167  L 3784 3191  L 3780 3215  L 3773 3238  L 3766 3260  L 3757 3282  L 3748 3304  L 3737 3326  L 3726 3346  L 3713 3366  L 3699 3386  L 3685 3404  L 3668 3422  L 3651 3440  L 3634 3456  L 3615 3472  L 3596 3487  L 3576 3501  L 3555 3514  L 3534 3527  L 3511 3538  L 3488 3549  L 3464 3558  L 3441 3568  L 3416 3575  L 3391 3582  L 3365 3587  L 3339 3591  L 3312 3594  L 3286 3596  L 3259 3597  L 2318 3597  L 2310 3597  L 2302 3597  L 2285 3597  L 2267 3597  L 2247 3598  L 2227 3600  L 2205 3603  L 2182 3608  L 2160 3615  L 2136 3624  L 2124 3630  L 2112 3636  L 2100 3643  L 2088 3651  L 2076 3660  L 2064 3670  L 2052 3680  L 2040 3692  L 2028 3704  L 2016 3718  L 2005 3732  L 1993 3748  L 1982 3765  L 1971 3783  L 1960 3803  L 1949 3824  L 1858 4007  L 1803 3813  L 1797 3793  L 1790 3774  L 1782 3757  L 1773 3741  L 1764 3726  L 1755 3712  L 1745 3699  L 1734 3687  L 1723 3676  L 1712 3666  L 1701 3657  L 1688 3648  L 1676 3641  L 1664 3634  L 1651 3628  L 1639 3623  L 1613 3614  L 1589 3607  L 1564 3603  L 1541 3600  L 1519 3598  L 1499 3597  L 1481 3597  L 1466 3597  L 1460 3597  L 1453 3597  L 546 3597  L 518 3596  L 490 3594  L 463 3591  L 436 3587  L 409 3581  L 384 3575  L 359 3566  L 335 3557  L 310 3548  L 286 3537  L 264 3525  L 242 3512  L 221 3499  L 199 3484  L 179 3469  L 161 3452  L 142 3436  L 126 3418  L 109 3400  L 94 3380  L 80 3361  L 66 3340  L 55 3319  L 44 3296  L 34 3274  L 25 3252  L 18 3229  L 11 3205  L 7 3181  L 4 3157  L 1 3132  L 0 3107  L 0 71  L 0 0  L 79 0  Z N"/></draw:custom-shape><draw:custom-shape draw:style-name="gr61" draw:text-style-name="P68" svg:width="0.479cm" svg:height="0.198cm" svg:x="1.488cm" svg:y="2.186cm"><text:p/><draw:enhanced-geometry svg:viewBox="0 0 2474 916" draw:type="non-primitive" draw:enhanced-path="M 2391 916  L 83 916  L 0 916  L 0 842  L 0 74  L 0 0  L 83 0  L 2391 0  L 2474 0  L 2474 74  L 2474 842  L 2474 916  L 2391 916  Z N"/></draw:custom-shape><draw:custom-shape draw:style-name="gr62" draw:text-style-name="P67" svg:width="0.414cm" svg:height="0.135cm" svg:x="1.522cm" svg:y="2.216cm"><text:p/><draw:enhanced-geometry svg:viewBox="0 0 21600 21600" draw:type="rectangle" draw:enhanced-path="M 0 0 L 21600 0 21600 21600 0 21600 0 0 Z N"/></draw:custom-shape><draw:custom-shape draw:style-name="gr63" draw:text-style-name="P68" svg:width="0.396cm" svg:height="0.569cm" svg:x="0.855cm" svg:y="2.649cm"><text:p/><draw:enhanced-geometry svg:viewBox="0 0 2051 2613" draw:type="non-primitive" draw:enhanced-path="M 868 1295  L 868 328  L 868 303  L 870 280  L 873 259  L 876 240  L 882 223  L 887 207  L 890 200  L 895 193  L 899 187  L 905 181  L 909 176  L 915 171  L 922 166  L 928 162  L 935 158  L 943 155  L 951 152  L 960 149  L 978 144  L 999 141  L 1021 139  L 1047 139  L 1073 139  L 1098 141  L 1123 144  L 1145 147  L 1168 152  L 1190 158  L 1210 165  L 1229 173  L 1248 183  L 1265 193  L 1282 204  L 1297 218  L 1313 232  L 1326 247  L 1340 263  L 1352 280  L 1363 299  L 1373 318  L 1383 339  L 1392 361  L 1400 385  L 1408 409  L 1415 435  L 1420 463  L 1426 491  L 1430 521  L 1434 551  L 1437 583  L 1439 617  L 1440 651  L 1442 687  L 1443 725  L 1442 763  L 1440 800  L 1438 835  L 1436 868  L 1431 901  L 1427 931  L 1421 962  L 1416 990  L 1409 1016  L 1400 1042  L 1391 1066  L 1382 1088  L 1371 1109  L 1360 1129  L 1347 1148  L 1333 1165  L 1319 1182  L 1303 1197  L 1286 1211  L 1268 1225  L 1249 1236  L 1229 1247  L 1208 1256  L 1187 1265  L 1163 1272  L 1139 1278  L 1114 1283  L 1087 1288  L 1059 1291  L 1030 1293  L 1001 1295  L 970 1295  L 868 1295  Z M 1032 0  L 3 0  L 3 96  L 44 100  L 82 105  L 100 109  L 117 113  L 133 117  L 148 122  L 163 127  L 176 133  L 188 140  L 201 146  L 212 154  L 223 162  L 233 171  L 242 181  L 250 191  L 258 202  L 266 215  L 272 227  L 278 240  L 283 254  L 288 269  L 292 284  L 296 301  L 299 318  L 301 336  L 304 354  L 307 395  L 308 439  L 308 2150  L 307 2197  L 305 2241  L 302 2262  L 300 2281  L 297 2299  L 294 2317  L 290 2333  L 286 2349  L 280 2364  L 275 2378  L 268 2391  L 261 2404  L 253 2416  L 245 2427  L 237 2437  L 226 2446  L 216 2455  L 205 2463  L 193 2472  L 180 2478  L 166 2485  L 152 2490  L 136 2495  L 119 2499  L 101 2503  L 83 2506  L 63 2509  L 43 2511  L 22 2512  L 0 2513  L 0 2613  L 1180 2613  L 1180 2513  L 1155 2512  L 1132 2510  L 1111 2508  L 1089 2505  L 1070 2501  L 1051 2498  L 1035 2493  L 1019 2488  L 1003 2482  L 989 2476  L 977 2469  L 964 2461  L 952 2452  L 942 2444  L 933 2434  L 924 2424  L 916 2413  L 908 2401  L 902 2389  L 896 2375  L 890 2361  L 886 2347  L 883 2331  L 879 2314  L 876 2297  L 874 2279  L 871 2260  L 870 2240  L 868 2196  L 868 2150  L 868 1433  L 1180 1433  L 1233 1432  L 1283 1430  L 1333 1426  L 1381 1420  L 1427 1413  L 1472 1404  L 1515 1393  L 1557 1381  L 1596 1368  L 1635 1353  L 1671 1337  L 1706 1319  L 1739 1300  L 1771 1280  L 1800 1258  L 1829 1235  L 1856 1210  L 1881 1184  L 1904 1158  L 1926 1130  L 1946 1101  L 1964 1070  L 1980 1039  L 1995 1006  L 2008 973  L 2019 937  L 2030 902  L 2037 865  L 2043 828  L 2047 789  L 2051 750  L 2051 709  L 2051 683  L 2050 658  L 2047 633  L 2045 608  L 2042 583  L 2037 559  L 2033 536  L 2027 512  L 2021 490  L 2013 467  L 2005 444  L 1996 422  L 1987 401  L 1977 380  L 1966 360  L 1955 340  L 1942 321  L 1929 302  L 1915 284  L 1901 266  L 1886 248  L 1871 232  L 1854 215  L 1837 198  L 1819 183  L 1800 168  L 1781 154  L 1762 141  L 1741 128  L 1721 116  L 1699 104  L 1676 93  L 1642 77  L 1607 63  L 1571 51  L 1534 41  L 1497 32  L 1459 25  L 1420 19  L 1381 13  L 1340 10  L 1298 6  L 1257 4  L 1214 2  L 1125 1  L 1032 0  Z N"/></draw:custom-shape><draw:custom-shape draw:style-name="gr64" draw:text-style-name="P68" svg:width="0.412cm" svg:height="0.565cm" svg:x="2.224cm" svg:y="2.651cm"><text:p/><draw:enhanced-geometry svg:viewBox="0 0 2136 2601" draw:type="non-primitive" draw:enhanced-path="M 77 2601  L 2009 2601  L 2136 1719  L 2046 1719  L 2029 1770  L 2011 1820  L 1993 1867  L 1975 1911  L 1957 1954  L 1938 1995  L 1918 2034  L 1898 2070  L 1878 2104  L 1857 2137  L 1835 2167  L 1812 2195  L 1789 2223  L 1765 2248  L 1740 2271  L 1714 2293  L 1688 2313  L 1660 2331  L 1632 2348  L 1603 2363  L 1573 2377  L 1542 2389  L 1509 2400  L 1477 2409  L 1442 2418  L 1406 2425  L 1370 2431  L 1333 2435  L 1293 2439  L 1253 2441  L 1212 2443  L 1169 2443  L 1126 2443  L 1088 2440  L 1071 2439  L 1054 2436  L 1040 2434  L 1026 2430  L 1013 2427  L 1001 2422  L 989 2417  L 979 2412  L 970 2405  L 962 2399  L 954 2391  L 947 2383  L 941 2374  L 935 2364  L 930 2353  L 926 2342  L 922 2329  L 919 2316  L 916 2302  L 913 2287  L 910 2254  L 908 2217  L 907 2175  L 907 2129  L 907 1212  L 1465 767  L 1465 556  L 907 1001  L 907 436  L 908 389  L 910 345  L 911 325  L 913 306  L 916 288  L 919 271  L 922 255  L 927 240  L 932 226  L 938 212  L 945 199  L 951 187  L 959 176  L 968 166  L 978 157  L 988 149  L 1001 141  L 1013 134  L 1026 128  L 1041 122  L 1055 117  L 1072 112  L 1090 109  L 1109 105  L 1129 102  L 1150 100  L 1197 97  L 1250 95  L 1250 0  L 81 0  L 81 95  L 121 98  L 157 103  L 173 106  L 190 110  L 205 114  L 219 119  L 234 124  L 246 130  L 258 137  L 271 143  L 281 151  L 292 160  L 301 168  L 310 178  L 318 188  L 325 199  L 332 212  L 339 224  L 344 238  L 350 251  L 355 266  L 358 282  L 361 298  L 365 315  L 367 333  L 369 352  L 372 392  L 372 436  L 372 1315  L 0 1611  L 0 1818  L 372 1523  L 372 2140  L 372 2187  L 370 2231  L 368 2251  L 366 2270  L 362 2289  L 360 2306  L 356 2323  L 351 2338  L 347 2353  L 341 2367  L 336 2381  L 329 2393  L 321 2405  L 313 2415  L 304 2426  L 295 2435  L 285 2444  L 274 2452  L 262 2460  L 249 2467  L 236 2473  L 223 2479  L 208 2484  L 191 2488  L 175 2492  L 158 2495  L 139 2497  L 120 2499  L 99 2501  L 77 2502  L 77 2601  Z N"/></draw:custom-shape><draw:custom-shape draw:style-name="gr61" draw:text-style-name="P68" svg:width="0.826cm" svg:height="0.392cm" svg:x="1.481cm" svg:y="1.764cm"><text:p/><draw:enhanced-geometry svg:viewBox="0 0 4279 1804" draw:type="non-primitive" draw:enhanced-path="M 2137 1804  L 2169 1730  L 2201 1663  L 2236 1603  L 2273 1550  L 2312 1502  L 2353 1460  L 2394 1423  L 2439 1392  L 2484 1365  L 2531 1342  L 2579 1323  L 2628 1308  L 2678 1296  L 2730 1286  L 2781 1279  L 2834 1274  L 2887 1269  L 2941 1267  L 2995 1266  L 3049 1265  L 3103 1265  L 3158 1265  L 3211 1264  L 3266 1262  L 3320 1260  L 3374 1255  L 3426 1249  L 3479 1240  L 3530 1229  L 3581 1215  L 3632 1197  L 3680 1176  L 3777 988  L 3744 992  L 3710 996  L 3675 999  L 3641 1001  L 3570 1005  L 3499 1007  L 3425 1008  L 3350 1009  L 3275 1008  L 3199 1007  L 3131 1007  L 3063 1007  L 2996 1007  L 2929 1007  L 2862 1009  L 2796 1011  L 2731 1015  L 2668 1021  L 2628 1025  L 2589 1030  L 2551 1036  L 2513 1042  L 2476 1050  L 2439 1058  L 2404 1067  L 2370 1078  L 2336 1090  L 2303 1102  L 2271 1116  L 2241 1132  L 2212 1149  L 2183 1167  L 2156 1186  L 2131 1207  L 2106 1230  L 2084 1255  L 2061 1282  L 2041 1310  L 2023 1340  L 2006 1371  L 1991 1405  L 1977 1440  L 1965 1478  L 1955 1517  L 1947 1560  L 1941 1604  L 1936 1650  L 1934 1699  L 1934 1750  L 1936 1804  L 2137 1804  Z M 3830 886  L 3908 732  L 3863 738  L 3818 742  L 3773 746  L 3726 749  L 3678 751  L 3630 753  L 3579 755  L 3530 755  L 3479 756  L 3427 756  L 3376 756  L 3323 756  L 3271 755  L 3218 754  L 3165 753  L 3111 752  L 3034 751  L 2957 750  L 2878 749  L 2802 749  L 2725 749  L 2649 750  L 2574 752  L 2501 755  L 2427 759  L 2355 764  L 2286 772  L 2218 781  L 2185 786  L 2152 791  L 2120 797  L 2089 803  L 2058 810  L 2028 818  L 1999 826  L 1970 834  L 1937 845  L 1905 857  L 1875 870  L 1844 883  L 1816 898  L 1789 914  L 1763 931  L 1737 949  L 1714 968  L 1691 988  L 1671 1010  L 1651 1033  L 1633 1057  L 1616 1083  L 1602 1109  L 1588 1137  L 1576 1167  L 1566 1198  L 1558 1230  L 1552 1264  L 1546 1301  L 1544 1337  L 1543 1376  L 1543 1416  L 1546 1458  L 1550 1502  L 1557 1549  L 1566 1596  L 1577 1645  L 1591 1696  L 1605 1749  L 1623 1804  L 1833 1804  L 1831 1744  L 1831 1687  L 1833 1633  L 1838 1581  L 1846 1532  L 1854 1484  L 1866 1440  L 1879 1398  L 1895 1358  L 1911 1321  L 1930 1286  L 1952 1251  L 1974 1220  L 1999 1191  L 2024 1164  L 2052 1138  L 2081 1115  L 2112 1093  L 2143 1072  L 2176 1054  L 2211 1036  L 2247 1021  L 2284 1005  L 2322 992  L 2360 981  L 2400 970  L 2441 961  L 2483 952  L 2525 945  L 2569 939  L 2612 933  L 2657 928  L 2723 923  L 2790 919  L 2858 917  L 2926 915  L 2995 914  L 3063 914  L 3131 915  L 3199 915  L 3284 916  L 3368 916  L 3451 916  L 3532 914  L 3571 912  L 3611 910  L 3649 908  L 3687 905  L 3723 901  L 3759 897  L 3795 892  L 3830 886  Z M 3960 631  L 4049 458  L 3970 466  L 3891 473  L 3811 478  L 3729 482  L 3646 485  L 3564 487  L 3479 489  L 3395 489  L 3310 489  L 3224 488  L 3138 487  L 3053 485  L 2967 483  L 2881 480  L 2795 478  L 2710 475  L 2583 472  L 2459 468  L 2336 465  L 2216 463  L 2097 462  L 1981 463  L 1869 465  L 1759 469  L 1707 473  L 1655 476  L 1604 481  L 1555 485  L 1507 491  L 1459 497  L 1413 505  L 1369 513  L 1326 523  L 1284 532  L 1244 543  L 1205 555  L 1168 567  L 1133 581  L 1099 596  L 1068 611  L 1040 627  L 1014 644  L 989 661  L 966 680  L 945 700  L 926 722  L 908 744  L 892 768  L 877 794  L 865 820  L 855 848  L 846 877  L 839 908  L 836 940  L 833 973  L 833 1008  L 835 1046  L 839 1084  L 845 1124  L 854 1165  L 865 1208  L 879 1253  L 894 1301  L 912 1349  L 932 1399  L 956 1451  L 981 1505  L 1009 1561  L 1040 1619  L 1073 1678  L 1110 1740  L 1149 1804  L 1516 1804  L 1498 1744  L 1482 1687  L 1469 1633  L 1458 1579  L 1450 1529  L 1443 1478  L 1439 1431  L 1438 1386  L 1438 1342  L 1440 1300  L 1444 1259  L 1451 1220  L 1460 1184  L 1470 1148  L 1482 1115  L 1497 1082  L 1512 1052  L 1530 1023  L 1549 994  L 1571 968  L 1593 943  L 1617 919  L 1643 897  L 1670 875  L 1699 856  L 1729 837  L 1761 819  L 1793 803  L 1828 788  L 1862 773  L 1898 759  L 1936 747  L 1966 737  L 1998 729  L 2029 721  L 2061 714  L 2095 707  L 2128 701  L 2162 695  L 2197 690  L 2267 681  L 2338 673  L 2412 668  L 2487 663  L 2563 660  L 2640 658  L 2719 657  L 2797 657  L 2876 657  L 2954 658  L 3034 659  L 3113 660  L 3171 661  L 3228 662  L 3286 663  L 3343 664  L 3399 664  L 3455 664  L 3511 664  L 3565 663  L 3618 661  L 3671 659  L 3722 657  L 3773 653  L 3822 649  L 3869 644  L 3916 638  L 3960 631  Z M 4099 360  L 4279 9  L 4225 37  L 4168 60  L 4109 82  L 4048 100  L 3985 117  L 3919 131  L 3852 143  L 3783 153  L 3711 161  L 3637 166  L 3562 171  L 3486 173  L 3408 174  L 3329 173  L 3247 171  L 3165 168  L 3081 164  L 2996 158  L 2910 152  L 2821 144  L 2733 136  L 2643 127  L 2552 117  L 2460 107  L 2275 86  L 2086 64  L 1896 42  L 1702 21  L 1591 10  L 1479 3  L 1368 0  L 1259 0  L 1151 3  L 1046 11  L 943 23  L 844 38  L 748 57  L 656 80  L 568 108  L 485 139  L 407 175  L 334 215  L 267 260  L 208 311  L 154 365  L 108 424  L 69 487  L 39 557  L 17 631  L 3 710  L 0 795  L 6 884  L 21 979  L 48 1080  L 85 1186  L 134 1298  L 194 1415  L 267 1539  L 352 1668  L 450 1804  L 1032 1804  L 992 1737  L 956 1673  L 922 1611  L 891 1550  L 863 1491  L 838 1435  L 816 1380  L 796 1328  L 779 1277  L 765 1227  L 752 1180  L 743 1134  L 736 1090  L 731 1048  L 729 1006  L 729 967  L 731 929  L 737 893  L 743 859  L 752 826  L 763 794  L 777 763  L 791 734  L 809 707  L 828 681  L 850 656  L 873 633  L 898 610  L 924 589  L 952 569  L 983 550  L 1015 532  L 1050 514  L 1085 498  L 1123 484  L 1163 470  L 1203 457  L 1245 446  L 1289 435  L 1335 425  L 1381 417  L 1429 409  L 1478 402  L 1528 396  L 1578 391  L 1631 386  L 1685 382  L 1739 378  L 1795 376  L 1851 374  L 1909 372  L 1967 371  L 2086 370  L 2207 371  L 2331 373  L 2456 376  L 2583 379  L 2712 383  L 2801 386  L 2892 388  L 2981 391  L 3071 393  L 3160 395  L 3249 396  L 3339 397  L 3427 397  L 3516 396  L 3603 394  L 3689 392  L 3774 388  L 3856 383  L 3939 377  L 4021 369  L 4099 360  Z N"/></draw:custom-shape><draw:custom-shape draw:style-name="gr65" draw:text-style-name="P69" svg:width="0.673cm" svg:height="0.759cm" svg:x="1.397cm" svg:y="2.605cm"><text:p/><draw:enhanced-geometry svg:viewBox="0 0 3479 3497" draw:type="non-primitive" draw:enhanced-path="M 3479 0  L 0 0  L 0 2967  L 1 2985  L 2 3002  L 4 3020  L 8 3037  L 12 3054  L 18 3070  L 23 3087  L 31 3102  L 39 3118  L 47 3133  L 57 3148  L 67 3162  L 78 3175  L 89 3190  L 101 3202  L 115 3214  L 128 3226  L 143 3237  L 157 3247  L 172 3257  L 187 3266  L 204 3275  L 221 3282  L 239 3289  L 256 3296  L 275 3301  L 293 3306  L 312 3310  L 331 3313  L 351 3315  L 370 3317  L 390 3317  L 1297 3317  L 1303 3317  L 1309 3317  L 1347 3317  L 1395 3319  L 1420 3322  L 1448 3325  L 1477 3331  L 1507 3338  L 1537 3348  L 1567 3359  L 1581 3366  L 1597 3374  L 1612 3382  L 1626 3391  L 1641 3401  L 1655 3412  L 1669 3424  L 1682 3437  L 1695 3451  L 1709 3465  L 1721 3481  L 1732 3497  L 1746 3481  L 1759 3465  L 1774 3451  L 1787 3437  L 1802 3424  L 1815 3412  L 1830 3401  L 1844 3391  L 1858 3382  L 1872 3374  L 1885 3366  L 1900 3359  L 1928 3348  L 1956 3338  L 1983 3331  L 2010 3325  L 2035 3322  L 2060 3319  L 2106 3317  L 2147 3317  L 2155 3317  L 2162 3317  L 3103 3317  L 3122 3317  L 3141 3315  L 3160 3313  L 3178 3310  L 3196 3306  L 3213 3302  L 3231 3297  L 3248 3290  L 3265 3284  L 3282 3276  L 3297 3268  L 3313 3259  L 3327 3250  L 3341 3240  L 3355 3229  L 3369 3218  L 3381 3206  L 3392 3194  L 3403 3181  L 3415 3167  L 3424 3153  L 3434 3139  L 3441 3125  L 3449 3110  L 3456 3095  L 3462 3079  L 3467 3063  L 3472 3047  L 3475 3030  L 3477 3013  L 3478 2996  L 3479 2979  L 3479 0  Z N"/></draw:custom-shape><draw:custom-shape draw:style-name="gr61" draw:text-style-name="P68" svg:width="0.542cm" svg:height="0.248cm" svg:x="1.455cm" svg:y="2.847cm"><text:p/><draw:enhanced-geometry svg:viewBox="0 0 2811 1141" draw:type="non-primitive" draw:enhanced-path="M 0 113  L 217 113  L 306 231  L 544 231  L 790 575  L 2043 575  L 2281 231  L 2543 231  L 2647 0  L 2811 0  L 2801 57  L 2790 110  L 2779 163  L 2768 214  L 2755 264  L 2743 314  L 2731 361  L 2716 407  L 2703 452  L 2688 496  L 2674 538  L 2658 580  L 2642 620  L 2626 658  L 2608 695  L 2591 731  L 2573 766  L 2554 800  L 2535 833  L 2515 864  L 2495 894  L 2475 922  L 2453 949  L 2431 975  L 2409 1000  L 2386 1024  L 2363 1046  L 2338 1068  L 2314 1089  L 2289 1107  L 2263 1125  L 2237 1141  L 745 1141  L 713 1127  L 682 1112  L 650 1096  L 620 1078  L 591 1059  L 562 1037  L 533 1016  L 506 993  L 478 969  L 453 944  L 427 917  L 401 890  L 377 861  L 352 831  L 328 799  L 306 767  L 284 734  L 261 700  L 240 664  L 219 628  L 198 591  L 179 551  L 159 512  L 140 471  L 121 430  L 103 388  L 84 344  L 67 299  L 49 254  L 32 208  L 17 161  L 0 113  Z N"/></draw:custom-shape><draw:custom-shape draw:style-name="gr66" draw:text-style-name="P70" svg:width="0.287cm" svg:height="0.526cm" svg:x="1.534cm" svg:y="2.734cm"><text:p/><draw:enhanced-geometry svg:viewBox="0 0 1492 2424" draw:type="non-primitive" draw:enhanced-path="M 404 1769  L 443 1696  L 729 1163  L 1303 97  L 1249 75  L 1294 0  L 1492 86  L 1455 154  L 1408 136  L 851 1163  L 563 1696  L 506 1802  L 519 1820  L 530 1839  L 535 1849  L 539 1858  L 543 1867  L 545 1877  L 547 1887  L 548 1896  L 548 1906  L 548 1916  L 546 1926  L 544 1935  L 540 1945  L 537 1955  L 290 2424  L 0 2299  L 238 1839  L 244 1830  L 251 1821  L 259 1814  L 268 1807  L 276 1801  L 287 1795  L 298 1791  L 309 1787  L 332 1780  L 356 1775  L 380 1772  L 404 1769  Z N"/></draw:custom-shape></draw:g></draw:g><text:span text:style-name="T9"><text:tab/></text:span>Instytut Informatyki</text:p>
      <text:p text:style-name="P6"/>
      <text:p text:style-name="P6"/>
      <text:p text:style-name="P8"><draw:g text:anchor-type="char" draw:z-index="2" draw:style-name="gr1"><draw:rect draw:style-name="gr2" draw:text-style-name="P15" svg:width="2.2cm" svg:height="24.605cm" svg:x="0.612cm" svg:y="4.184cm"><text:p/></draw:rect><draw:g draw:style-name="gr3"><draw:custom-shape draw:style-name="gr4" draw:text-style-name="P16" svg:width="0.276cm" svg:height="0.041cm" svg:x="1.06cm" svg:y="28.443cm"><text:p/><draw:enhanced-geometry svg:viewBox="0 0 453 68" draw:type="non-primitive" draw:enhanced-path="M 66 0  L 453 68  L 0 68  L 66 0  Z N"/></draw:custom-shape><draw:custom-shape draw:style-name="gr5" draw:text-style-name="P17" svg:width="0.345cm" svg:height="0.066cm" svg:x="1.078cm" svg:y="28.418cm"><text:p/><draw:enhanced-geometry svg:viewBox="0 0 563 107" draw:type="non-primitive" draw:enhanced-path="M 171 107  L 0 77  L 75 0  L 563 86  L 543 107  L 171 107  Z N"/></draw:custom-shape><draw:custom-shape draw:style-name="gr6" draw:text-style-name="P18" svg:width="0.343cm" svg:height="0.091cm" svg:x="1.102cm" svg:y="28.393cm"><text:p/><draw:enhanced-geometry svg:viewBox="0 0 562 145" draw:type="non-primitive" draw:enhanced-path="M 387 145  L 0 77  L 74 0  L 562 86  L 505 145  L 387 145  Z N"/></draw:custom-shape><draw:custom-shape draw:style-name="gr7" draw:text-style-name="P19" svg:width="0.343cm" svg:height="0.1cm" svg:x="1.124cm" svg:y="28.37cm"><text:p/><draw:enhanced-geometry svg:viewBox="0 0 562 162" draw:type="non-primitive" draw:enhanced-path="M 488 162  L 0 76  L 73 0  L 562 86  L 488 162  Z N"/></draw:custom-shape><draw:custom-shape draw:style-name="gr8" draw:text-style-name="P20" svg:width="0.343cm" svg:height="0.1cm" svg:x="1.146cm" svg:y="28.346cm"><text:p/><draw:enhanced-geometry svg:viewBox="0 0 562 163" draw:type="non-primitive" draw:enhanced-path="M 488 163  L 0 77  L 74 0  L 562 86  L 488 163  Z N"/></draw:custom-shape><draw:custom-shape draw:style-name="gr9" draw:text-style-name="P21" svg:width="0.345cm" svg:height="0.098cm" svg:x="1.168cm" svg:y="28.325cm"><text:p/><draw:enhanced-geometry svg:viewBox="0 0 564 163" draw:type="non-primitive" draw:enhanced-path="M 489 163  L 0 77  L 75 0  L 564 86  L 489 163  Z N"/></draw:custom-shape><draw:custom-shape draw:style-name="gr10" draw:text-style-name="P22" svg:width="0.343cm" svg:height="0.1cm" svg:x="1.192cm" svg:y="28.3cm"><text:p/><draw:enhanced-geometry svg:viewBox="0 0 562 162" draw:type="non-primitive" draw:enhanced-path="M 488 162  L 0 76  L 74 0  L 562 86  L 488 162  Z N"/></draw:custom-shape><draw:custom-shape draw:style-name="gr11" draw:text-style-name="P23" svg:width="0.343cm" svg:height="0.098cm" svg:x="1.215cm" svg:y="28.279cm"><text:p/><draw:enhanced-geometry svg:viewBox="0 0 562 163" draw:type="non-primitive" draw:enhanced-path="M 489 163  L 0 77  L 74 0  L 562 86  L 489 163  Z N"/></draw:custom-shape><draw:custom-shape draw:style-name="gr12" draw:text-style-name="P24" svg:width="0.345cm" svg:height="0.1cm" svg:x="1.236cm" svg:y="28.254cm"><text:p/><draw:enhanced-geometry svg:viewBox="0 0 563 163" draw:type="non-primitive" draw:enhanced-path="M 488 163  L 0 77  L 74 0  L 563 86  L 488 163  Z N"/></draw:custom-shape><draw:custom-shape draw:style-name="gr13" draw:text-style-name="P25" svg:width="0.345cm" svg:height="0.1cm" svg:x="1.259cm" svg:y="28.229cm"><text:p/><draw:enhanced-geometry svg:viewBox="0 0 563 162" draw:type="non-primitive" draw:enhanced-path="M 488 162  L 0 76  L 74 0  L 563 86  L 488 162  Z N"/></draw:custom-shape><draw:custom-shape draw:style-name="gr14" draw:text-style-name="P26" svg:width="0.343cm" svg:height="0.098cm" svg:x="1.284cm" svg:y="28.206cm"><text:p/><draw:enhanced-geometry svg:viewBox="0 0 562 163" draw:type="non-primitive" draw:enhanced-path="M 489 163  L 0 77  L 75 0  L 562 86  L 489 163  Z N"/></draw:custom-shape><draw:custom-shape draw:style-name="gr15" draw:text-style-name="P27" svg:width="0.343cm" svg:height="0.1cm" svg:x="1.305cm" svg:y="28.183cm"><text:p/><draw:enhanced-geometry svg:viewBox="0 0 562 163" draw:type="non-primitive" draw:enhanced-path="M 489 163  L 0 77  L 74 0  L 562 86  L 489 163  Z N"/></draw:custom-shape><draw:custom-shape draw:style-name="gr16" draw:text-style-name="P28" svg:width="0.345cm" svg:height="0.098cm" svg:x="1.328cm" svg:y="28.161cm"><text:p/><draw:enhanced-geometry svg:viewBox="0 0 562 162" draw:type="non-primitive" draw:enhanced-path="M 487 162  L 0 76  L 73 0  L 562 86  L 487 162  Z N"/></draw:custom-shape><draw:custom-shape draw:style-name="gr17" draw:text-style-name="P29" svg:width="0.345cm" svg:height="0.1cm" svg:x="1.349cm" svg:y="28.136cm"><text:p/><draw:enhanced-geometry svg:viewBox="0 0 563 163" draw:type="non-primitive" draw:enhanced-path="M 488 163  L 0 77  L 75 0  L 563 86  L 488 163  Z N"/></draw:custom-shape><draw:custom-shape draw:style-name="gr18" draw:text-style-name="P30" svg:width="0.343cm" svg:height="0.098cm" svg:x="1.374cm" svg:y="28.115cm"><text:p/><draw:enhanced-geometry svg:viewBox="0 0 562 163" draw:type="non-primitive" draw:enhanced-path="M 489 163  L 0 77  L 75 0  L 562 86  L 489 163  Z N"/></draw:custom-shape><draw:custom-shape draw:style-name="gr19" draw:text-style-name="P31" svg:width="0.345cm" svg:height="0.1cm" svg:x="1.397cm" svg:y="28.09cm"><text:p/><draw:enhanced-geometry svg:viewBox="0 0 562 163" draw:type="non-primitive" draw:enhanced-path="M 488 163  L 0 77  L 73 0  L 562 87  L 488 163  Z N"/></draw:custom-shape><draw:custom-shape draw:style-name="gr20" draw:text-style-name="P32" svg:width="0.345cm" svg:height="0.1cm" svg:x="1.418cm" svg:y="28.065cm"><text:p/><draw:enhanced-geometry svg:viewBox="0 0 562 164" draw:type="non-primitive" draw:enhanced-path="M 487 164  L 0 78  L 73 0  L 562 87  L 487 164  Z N"/></draw:custom-shape><draw:custom-shape draw:style-name="gr21" draw:text-style-name="P33" svg:width="0.345cm" svg:height="0.1cm" svg:x="1.441cm" svg:y="28.041cm"><text:p/><draw:enhanced-geometry svg:viewBox="0 0 563 164" draw:type="non-primitive" draw:enhanced-path="M 489 164  L 0 77  L 75 0  L 563 87  L 489 164  Z N"/></draw:custom-shape><draw:custom-shape draw:style-name="gr22" draw:text-style-name="P34" svg:width="0.343cm" svg:height="0.1cm" svg:x="1.464cm" svg:y="28.019cm"><text:p/><draw:enhanced-geometry svg:viewBox="0 0 564 163" draw:type="non-primitive" draw:enhanced-path="M 489 163  L 0 76  L 75 0  L 564 87  L 489 163  Z N"/></draw:custom-shape><draw:custom-shape draw:style-name="gr23" draw:text-style-name="P35" svg:width="0.345cm" svg:height="0.1cm" svg:x="1.487cm" svg:y="27.995cm"><text:p/><draw:enhanced-geometry svg:viewBox="0 0 562 164" draw:type="non-primitive" draw:enhanced-path="M 488 164  L 0 77  L 74 0  L 562 87  L 488 164  Z N"/></draw:custom-shape><draw:custom-shape draw:style-name="gr24" draw:text-style-name="P36" svg:width="0.345cm" svg:height="0.1cm" svg:x="1.508cm" svg:y="27.972cm"><text:p/><draw:enhanced-geometry svg:viewBox="0 0 562 164" draw:type="non-primitive" draw:enhanced-path="M 489 164  L 0 77  L 74 0  L 562 87  L 489 164  Z N"/></draw:custom-shape><draw:custom-shape draw:style-name="gr25" draw:text-style-name="P37" svg:width="0.345cm" svg:height="0.1cm" svg:x="1.531cm" svg:y="27.947cm"><text:p/><draw:enhanced-geometry svg:viewBox="0 0 563 163" draw:type="non-primitive" draw:enhanced-path="M 488 163  L 0 76  L 74 0  L 563 87  L 488 163  Z N"/></draw:custom-shape><draw:custom-shape draw:style-name="gr26" draw:text-style-name="P38" svg:width="0.343cm" svg:height="0.098cm" svg:x="1.557cm" svg:y="27.926cm"><text:p/><draw:enhanced-geometry svg:viewBox="0 0 563 164" draw:type="non-primitive" draw:enhanced-path="M 488 164  L 0 77  L 74 0  L 563 87  L 488 164  Z N"/></draw:custom-shape><draw:custom-shape draw:style-name="gr27" draw:text-style-name="P39" svg:width="0.345cm" svg:height="0.1cm" svg:x="1.577cm" svg:y="27.901cm"><text:p/><draw:enhanced-geometry svg:viewBox="0 0 562 164" draw:type="non-primitive" draw:enhanced-path="M 489 164  L 0 77  L 75 0  L 562 87  L 489 164  Z N"/></draw:custom-shape><draw:custom-shape draw:style-name="gr28" draw:text-style-name="P40" svg:width="0.345cm" svg:height="0.1cm" svg:x="1.6cm" svg:y="27.877cm"><text:p/><draw:enhanced-geometry svg:viewBox="0 0 562 163" draw:type="non-primitive" draw:enhanced-path="M 489 163  L 0 76  L 74 0  L 562 86  L 489 163  Z N"/></draw:custom-shape><draw:custom-shape draw:style-name="gr29" draw:text-style-name="P41" svg:width="0.343cm" svg:height="0.1cm" svg:x="1.624cm" svg:y="27.855cm"><text:p/><draw:enhanced-geometry svg:viewBox="0 0 562 164" draw:type="non-primitive" draw:enhanced-path="M 487 164  L 0 77  L 73 0  L 562 86  L 487 164  Z N"/></draw:custom-shape><draw:custom-shape draw:style-name="gr30" draw:text-style-name="P42" svg:width="0.343cm" svg:height="0.1cm" svg:x="1.646cm" svg:y="27.831cm"><text:p/><draw:enhanced-geometry svg:viewBox="0 0 563 163" draw:type="non-primitive" draw:enhanced-path="M 488 163  L 0 77  L 75 0  L 563 86  L 488 163  Z N"/></draw:custom-shape><draw:custom-shape draw:style-name="gr31" draw:text-style-name="P43" svg:width="0.345cm" svg:height="0.098cm" svg:x="1.669cm" svg:y="27.808cm"><text:p/><draw:enhanced-geometry svg:viewBox="0 0 562 162" draw:type="non-primitive" draw:enhanced-path="M 489 162  L 0 76  L 75 0  L 562 86  L 489 162  Z N"/></draw:custom-shape><draw:custom-shape draw:style-name="gr32" draw:text-style-name="P44" svg:width="0.345cm" svg:height="0.1cm" svg:x="1.69cm" svg:y="27.783cm"><text:p/><draw:enhanced-geometry svg:viewBox="0 0 562 163" draw:type="non-primitive" draw:enhanced-path="M 488 163  L 0 77  L 73 0  L 562 86  L 488 163  Z N"/></draw:custom-shape><draw:custom-shape draw:style-name="gr33" draw:text-style-name="P45" svg:width="0.343cm" svg:height="0.1cm" svg:x="1.714cm" svg:y="27.76cm"><text:p/><draw:enhanced-geometry svg:viewBox="0 0 562 163" draw:type="non-primitive" draw:enhanced-path="M 487 163  L 0 77  L 73 0  L 562 86  L 487 163  Z N"/></draw:custom-shape><draw:custom-shape draw:style-name="gr34" draw:text-style-name="P46" svg:width="0.343cm" svg:height="0.08cm" svg:x="1.737cm" svg:y="27.757cm"><text:p/><draw:enhanced-geometry svg:viewBox="0 0 563 129" draw:type="non-primitive" draw:enhanced-path="M 489 129  L 0 43  L 42 0  L 266 0  L 563 53  L 489 129  Z N"/></draw:custom-shape><draw:custom-shape draw:style-name="gr35" draw:text-style-name="P47" svg:width="0.345cm" svg:height="0.055cm" svg:x="1.759cm" svg:y="27.757cm"><text:p/><draw:enhanced-geometry svg:viewBox="0 0 564 91" draw:type="non-primitive" draw:enhanced-path="M 489 91  L 0 5  L 5 0  L 482 0  L 564 14  L 489 91  Z N"/></draw:custom-shape><draw:custom-shape draw:style-name="gr36" draw:text-style-name="P48" svg:width="0.212cm" svg:height="0.033cm" svg:x="1.898cm" svg:y="27.757cm"><text:p/><draw:enhanced-geometry svg:viewBox="0 0 348 53" draw:type="non-primitive" draw:enhanced-path="M 297 53  L 0 0  L 348 0  L 297 53  Z N"/></draw:custom-shape><draw:custom-shape draw:style-name="gr37" draw:text-style-name="P49" svg:width="0.198cm" svg:height="0.087cm" svg:x="1.914cm" svg:y="27.679cm"><text:p/><draw:enhanced-geometry svg:viewBox="0 0 323 144" draw:type="non-primitive" draw:enhanced-path="M 310 144  L 228 130  L 323 130  L 310 144  Z M 0 0  L 167 29  L 157 30  L 147 32  L 136 32  L 126 32  L 104 32  L 85 29  L 66 27  L 50 23  L 35 19  L 22 13  L 10 7  L 0 0  Z N"/></draw:custom-shape><draw:custom-shape draw:style-name="gr38" draw:text-style-name="P50" svg:width="0.197cm" svg:height="0.052cm" svg:x="1.896cm" svg:y="27.647cm"><text:p/><draw:enhanced-geometry svg:viewBox="0 0 319 82" draw:type="non-primitive" draw:enhanced-path="M 0 0  L 319 56  L 297 62  L 276 68  L 256 71  L 235 75  L 215 78  L 195 80  L 174 82  L 156 82  L 139 82  L 124 80  L 109 79  L 95 77  L 83 73  L 70 70  L 60 66  L 49 62  L 40 57  L 32 53  L 25 47  L 18 40  L 13 33  L 8 26  L 3 19  L 1 11  L 0 6  L 0 0  Z N"/></draw:custom-shape><draw:custom-shape draw:style-name="gr39" draw:text-style-name="P51" svg:width="0.248cm" svg:height="0.075cm" svg:x="1.896cm" svg:y="27.621cm"><text:p/><draw:enhanced-geometry svg:viewBox="0 0 404 123" draw:type="non-primitive" draw:enhanced-path="M 197 123  L 30 94  L 19 86  L 11 76  L 6 66  L 1 55  L 0 43  L 0 29  L 3 15  L 8 0  L 404 70  L 377 80  L 350 90  L 325 99  L 298 106  L 272 112  L 247 117  L 223 121  L 197 123  Z N"/></draw:custom-shape><draw:custom-shape draw:style-name="gr40" draw:text-style-name="P52" svg:width="0.292cm" svg:height="0.085cm" svg:x="1.896cm" svg:y="27.596cm"><text:p/><draw:enhanced-geometry svg:viewBox="0 0 475 141" draw:type="non-primitive" draw:enhanced-path="M 319 141  L 0 85  L 0 76  L 1 65  L 3 56  L 7 46  L 10 34  L 15 24  L 22 12  L 27 0  L 475 79  L 465 84  L 453 89  L 420 105  L 385 118  L 352 131  L 319 141  Z N"/></draw:custom-shape><draw:custom-shape draw:style-name="gr41" draw:text-style-name="P53" svg:width="0.325cm" svg:height="0.092cm" svg:x="1.901cm" svg:y="27.571cm"><text:p/><draw:enhanced-geometry svg:viewBox="0 0 530 151" draw:type="non-primitive" draw:enhanced-path="M 396 151  L 0 81  L 8 63  L 18 43  L 32 22  L 47 0  L 530 85  L 508 97  L 488 109  L 467 119  L 445 129  L 433 135  L 421 140  L 408 146  L 396 151  Z N"/></draw:custom-shape><draw:custom-shape draw:style-name="gr42" draw:text-style-name="P54" svg:width="0.345cm" svg:height="0.098cm" svg:x="1.914cm" svg:y="27.547cm"><text:p/><draw:enhanced-geometry svg:viewBox="0 0 564 159" draw:type="non-primitive" draw:enhanced-path="M 448 159  L 0 80  L 13 62  L 27 42  L 43 21  L 60 0  L 564 90  L 536 109  L 507 127  L 478 144  L 448 159  Z N"/></draw:custom-shape><draw:custom-shape draw:style-name="gr43" draw:text-style-name="P55" svg:width="0.357cm" svg:height="0.1cm" svg:x="1.93cm" svg:y="27.522cm"><text:p/><draw:enhanced-geometry svg:viewBox="0 0 584 163" draw:type="non-primitive" draw:enhanced-path="M 483 163  L 0 78  L 14 62  L 28 44  L 42 27  L 60 9  L 64 5  L 69 0  L 584 92  L 559 110  L 534 129  L 508 146  L 483 163  Z N"/></draw:custom-shape><draw:custom-shape draw:style-name="gr44" draw:text-style-name="P56" svg:width="0.366cm" svg:height="0.1cm" svg:x="1.951cm" svg:y="27.501cm"><text:p/><draw:enhanced-geometry svg:viewBox="0 0 596 166" draw:type="non-primitive" draw:enhanced-path="M 504 166  L 0 76  L 14 62  L 28 47  L 39 34  L 52 23  L 64 11  L 76 0  L 596 91  L 573 111  L 551 131  L 528 148  L 504 166  Z N"/></draw:custom-shape><draw:custom-shape draw:style-name="gr45" draw:text-style-name="P57" svg:width="0.366cm" svg:height="0.1cm" svg:x="1.972cm" svg:y="27.478cm"><text:p/><draw:enhanced-geometry svg:viewBox="0 0 598 168" draw:type="non-primitive" draw:enhanced-path="M 515 168  L 0 76  L 19 56  L 40 38  L 62 19  L 82 0  L 598 92  L 578 112  L 558 131  L 537 149  L 515 168  Z N"/></draw:custom-shape><draw:custom-shape draw:style-name="gr46" draw:text-style-name="P58" svg:width="0.362cm" svg:height="0.1cm" svg:x="1.997cm" svg:y="27.457cm"><text:p/><draw:enhanced-geometry svg:viewBox="0 0 594 165" draw:type="non-primitive" draw:enhanced-path="M 520 165  L 0 74  L 23 55  L 45 35  L 68 18  L 91 0  L 594 90  L 580 105  L 566 121  L 554 133  L 543 145  L 531 155  L 520 165  Z N"/></draw:custom-shape><draw:custom-shape draw:style-name="gr47" draw:text-style-name="P59" svg:width="0.355cm" svg:height="0.1cm" svg:x="2.023cm" svg:y="27.434cm"><text:p/><draw:enhanced-geometry svg:viewBox="0 0 583 164" draw:type="non-primitive" draw:enhanced-path="M 516 164  L 0 72  L 26 54  L 51 35  L 76 17  L 101 0  L 583 86  L 571 103  L 556 120  L 540 139  L 523 157  L 519 161  L 516 164  Z N"/></draw:custom-shape><draw:custom-shape draw:style-name="gr48" draw:text-style-name="P60" svg:width="0.345cm" svg:height="0.098cm" svg:x="2.05cm" svg:y="27.413cm"><text:p/><draw:enhanced-geometry svg:viewBox="0 0 563 159" draw:type="non-primitive" draw:enhanced-path="M 503 159  L 0 69  L 28 50  L 57 31  L 86 15  L 114 0  L 563 79  L 551 97  L 538 117  L 522 138  L 503 159  Z N"/></draw:custom-shape><draw:custom-shape draw:style-name="gr49" draw:text-style-name="P61" svg:width="0.324cm" svg:height="0.092cm" svg:x="2.085cm" svg:y="27.393cm"><text:p/><draw:enhanced-geometry svg:viewBox="0 0 529 152" draw:type="non-primitive" draw:enhanced-path="M 482 152  L 0 66  L 19 56  L 38 44  L 57 35  L 75 26  L 90 19  L 104 13  L 119 6  L 132 0  L 529 70  L 521 90  L 511 109  L 498 130  L 482 152  Z N"/></draw:custom-shape><draw:custom-shape draw:style-name="gr50" draw:text-style-name="P62" svg:width="0.292cm" svg:height="0.085cm" svg:x="2.122cm" svg:y="27.376cm"><text:p/><draw:enhanced-geometry svg:viewBox="0 0 475 141" draw:type="non-primitive" draw:enhanced-path="M 449 141  L 0 62  L 7 58  L 14 55  L 51 39  L 87 23  L 123 11  L 159 0  L 475 56  L 475 65  L 474 75  L 472 85  L 470 95  L 466 106  L 460 118  L 456 129  L 449 141  Z N"/></draw:custom-shape><draw:custom-shape draw:style-name="gr51" draw:text-style-name="P63" svg:width="0.248cm" svg:height="0.073cm" svg:x="2.166cm" svg:y="27.362cm"><text:p/><draw:enhanced-geometry svg:viewBox="0 0 404 121" draw:type="non-primitive" draw:enhanced-path="M 397 121  L 0 51  L 28 41  L 55 32  L 83 23  L 111 16  L 137 11  L 165 6  L 191 2  L 217 0  L 369 27  L 381 36  L 391 47  L 399 57  L 403 70  L 404 81  L 403 94  L 401 107  L 397 121  Z N"/></draw:custom-shape><draw:custom-shape draw:style-name="gr52" draw:text-style-name="P64" svg:width="0.193cm" svg:height="0.048cm" svg:x="2.219cm" svg:y="27.362cm"><text:p/><draw:enhanced-geometry svg:viewBox="0 0 316 79" draw:type="non-primitive" draw:enhanced-path="M 316 79  L 0 23  L 20 17  L 41 13  L 62 9  L 81 6  L 102 3  L 121 1  L 141 0  L 160 0  L 177 0  L 192 1  L 207 3  L 221 5  L 234 8  L 245 12  L 257 15  L 267 20  L 275 24  L 284 30  L 291 36  L 298 42  L 304 49  L 308 56  L 312 63  L 315 71  L 316 74  L 316 79  Z N"/></draw:custom-shape><draw:custom-shape draw:style-name="gr53" draw:text-style-name="P65" svg:width="0.092cm" svg:height="0.017cm" svg:x="2.298cm" svg:y="27.362cm"><text:p/><draw:enhanced-geometry svg:viewBox="0 0 152 28" draw:type="non-primitive" draw:enhanced-path="M 152 28  L 0 1  L 16 0  L 31 0  L 52 0  L 70 2  L 86 5  L 102 7  L 117 12  L 130 16  L 141 22  L 152 28  Z N"/></draw:custom-shape><draw:custom-shape draw:style-name="gr54" draw:text-style-name="P16" svg:width="0.375cm" svg:height="1.123cm" svg:x="1.044cm" svg:y="27.362cm"><text:p/><draw:enhanced-geometry svg:viewBox="0 0 614 1835" draw:type="non-primitive" draw:enhanced-path="M 614 275  L 613 290  L 612 307  L 610 322  L 608 336  L 606 350  L 601 364  L 598 377  L 592 390  L 588 402  L 581 415  L 574 425  L 567 437  L 559 446  L 550 455  L 540 465  L 530 473  L 519 482  L 508 490  L 497 498  L 484 506  L 472 513  L 459 519  L 445 525  L 431 531  L 418 535  L 403 539  L 388 542  L 372 546  L 357 547  L 340 549  L 324 551  L 306 551  L 290 551  L 273 549  L 257 548  L 241 546  L 226 542  L 211 539  L 196 535  L 182 531  L 169 526  L 155 522  L 142 516  L 130 509  L 117 502  L 106 495  L 94 488  L 84 480  L 73 470  L 64 460  L 55 451  L 47 439  L 39 427  L 32 416  L 26 404  L 21 391  L 16 377  L 11 365  L 8 351  L 6 336  L 3 322  L 1 307  L 0 290  L 0 275  L 0 259  L 1 244  L 2 229  L 5 215  L 8 200  L 11 187  L 15 173  L 20 160  L 25 149  L 31 136  L 37 125  L 44 115  L 52 105  L 60 95  L 68 86  L 77 78  L 87 69  L 99 60  L 110 52  L 123 44  L 135 38  L 148 31  L 162 26  L 176 20  L 190 15  L 205 12  L 221 8  L 238 5  L 254 3  L 271 1  L 289 0  L 306 0  L 324 0  L 340 1  L 357 3  L 372 5  L 388 8  L 403 12  L 418 15  L 431 20  L 459 30  L 484 42  L 508 56  L 530 71  L 540 80  L 550 91  L 559 101  L 567 112  L 574 123  L 581 135  L 588 148  L 592 159  L 598 173  L 601 186  L 606 200  L 608 215  L 610 229  L 612 244  L 613 259  L 614 275  Z M 28 1835  L 28 649  L 600 649  L 600 1835  L 28 1835  Z N"/></draw:custom-shape></draw:g></draw:g><text:span text:style-name="T1"><text:tab/></text:span></text:p>
      <text:p text:style-name="P8"><text:span text:style-name="T1"/></text:p>
      <text:p text:style-name="P8"><text:span text:style-name="T1"><text:tab/>PRACA DYPLOMOWA </text:span><text:span text:style-name="T2">INŻYNIERSKA</text:span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><text:span text:style-name="T3"><text:tab/>ZAAWANSOWANY MODEL BEZPIECZEŃSTWA <text:tab/>ZASTOSOWANY W PRZYKŁADOWYM <text:tab/>WIELODOSTĘPNYM SYSTEMIE INFORMATYCZNYM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12"><text:span text:style-name="T4"><text:tab/><text:tab/>Wydział Fizyki Technicznej, Informatyki i Matematyki Stosowanej</text:span></text:p>
      <text:p text:style-name="P13"><text:tab/><text:tab/>Promotor: <text:span text:style-name="T5">dr inż. Mateusz Smoliński</text:span></text:p>
      <text:p text:style-name="P13"><text:tab/><text:tab/>Dyplomant: <text:span text:style-name="T5">Przemysław Komuda</text:span></text:p>
      <text:p text:style-name="P14"><text:tab/> <text:s text:c="8"/>Nr albumu: <text:span text:style-name="T5">216802</text:span></text:p>
      <text:p text:style-name="P14"><text:tab/> <text:s text:c="8"/>Kierunek: <text:span text:style-name="T5">Informatyka</text:span></text:p>
      <text:p text:style-name="P14"><text:tab/> <text:s text:c="8"/>Specjalność: <text:span text:style-name="T5">Infrastruktura i aplikacje sieciowe</text:span></text:p>
      <text:p text:style-name="P14"/>
      <text:p text:style-name="P3"><text:span text:style-name="T6">Łódź </text:span><text:span text:style-name="T7">01.11.2020</text:span></text:p>
      <text:p text:style-name="P6"/>
      <text:p text:style-name="P6"/>
      <text:p text:style-name="P2"><draw:g text:anchor-type="char" draw:z-index="0" draw:style-name="gr1"><draw:rect draw:style-name="gr2" draw:text-style-name="P15" svg:width="2.2cm" svg:height="24.605cm" svg:x="0.612cm" svg:y="4.184cm"><text:p/></draw:rect><draw:g draw:style-name="gr3"><draw:custom-shape draw:style-name="gr4" draw:text-style-name="P16" svg:width="0.276cm" svg:height="0.041cm" svg:x="1.06cm" svg:y="28.443cm"><text:p/><draw:enhanced-geometry svg:viewBox="0 0 453 68" draw:type="non-primitive" draw:enhanced-path="M 66 0  L 453 68  L 0 68  L 66 0  Z N"/></draw:custom-shape><draw:custom-shape draw:style-name="gr5" draw:text-style-name="P17" svg:width="0.345cm" svg:height="0.066cm" svg:x="1.078cm" svg:y="28.418cm"><text:p/><draw:enhanced-geometry svg:viewBox="0 0 563 107" draw:type="non-primitive" draw:enhanced-path="M 171 107  L 0 77  L 75 0  L 563 86  L 543 107  L 171 107  Z N"/></draw:custom-shape><draw:custom-shape draw:style-name="gr6" draw:text-style-name="P18" svg:width="0.343cm" svg:height="0.091cm" svg:x="1.102cm" svg:y="28.393cm"><text:p/><draw:enhanced-geometry svg:viewBox="0 0 562 145" draw:type="non-primitive" draw:enhanced-path="M 387 145  L 0 77  L 74 0  L 562 86  L 505 145  L 387 145  Z N"/></draw:custom-shape><draw:custom-shape draw:style-name="gr7" draw:text-style-name="P19" svg:width="0.343cm" svg:height="0.1cm" svg:x="1.124cm" svg:y="28.37cm"><text:p/><draw:enhanced-geometry svg:viewBox="0 0 562 162" draw:type="non-primitive" draw:enhanced-path="M 488 162  L 0 76  L 73 0  L 562 86  L 488 162  Z N"/></draw:custom-shape><draw:custom-shape draw:style-name="gr8" draw:text-style-name="P20" svg:width="0.343cm" svg:height="0.1cm" svg:x="1.146cm" svg:y="28.346cm"><text:p/><draw:enhanced-geometry svg:viewBox="0 0 562 163" draw:type="non-primitive" draw:enhanced-path="M 488 163  L 0 77  L 74 0  L 562 86  L 488 163  Z N"/></draw:custom-shape><draw:custom-shape draw:style-name="gr9" draw:text-style-name="P21" svg:width="0.345cm" svg:height="0.098cm" svg:x="1.168cm" svg:y="28.325cm"><text:p/><draw:enhanced-geometry svg:viewBox="0 0 564 163" draw:type="non-primitive" draw:enhanced-path="M 489 163  L 0 77  L 75 0  L 564 86  L 489 163  Z N"/></draw:custom-shape><draw:custom-shape draw:style-name="gr10" draw:text-style-name="P22" svg:width="0.343cm" svg:height="0.1cm" svg:x="1.192cm" svg:y="28.3cm"><text:p/><draw:enhanced-geometry svg:viewBox="0 0 562 162" draw:type="non-primitive" draw:enhanced-path="M 488 162  L 0 76  L 74 0  L 562 86  L 488 162  Z N"/></draw:custom-shape><draw:custom-shape draw:style-name="gr11" draw:text-style-name="P23" svg:width="0.343cm" svg:height="0.098cm" svg:x="1.215cm" svg:y="28.279cm"><text:p/><draw:enhanced-geometry svg:viewBox="0 0 562 163" draw:type="non-primitive" draw:enhanced-path="M 489 163  L 0 77  L 74 0  L 562 86  L 489 163  Z N"/></draw:custom-shape><draw:custom-shape draw:style-name="gr12" draw:text-style-name="P24" svg:width="0.345cm" svg:height="0.1cm" svg:x="1.236cm" svg:y="28.254cm"><text:p/><draw:enhanced-geometry svg:viewBox="0 0 563 163" draw:type="non-primitive" draw:enhanced-path="M 488 163  L 0 77  L 74 0  L 563 86  L 488 163  Z N"/></draw:custom-shape><draw:custom-shape draw:style-name="gr13" draw:text-style-name="P25" svg:width="0.345cm" svg:height="0.1cm" svg:x="1.259cm" svg:y="28.229cm"><text:p/><draw:enhanced-geometry svg:viewBox="0 0 563 162" draw:type="non-primitive" draw:enhanced-path="M 488 162  L 0 76  L 74 0  L 563 86  L 488 162  Z N"/></draw:custom-shape><draw:custom-shape draw:style-name="gr14" draw:text-style-name="P26" svg:width="0.343cm" svg:height="0.098cm" svg:x="1.284cm" svg:y="28.206cm"><text:p/><draw:enhanced-geometry svg:viewBox="0 0 562 163" draw:type="non-primitive" draw:enhanced-path="M 489 163  L 0 77  L 75 0  L 562 86  L 489 163  Z N"/></draw:custom-shape><draw:custom-shape draw:style-name="gr15" draw:text-style-name="P27" svg:width="0.343cm" svg:height="0.1cm" svg:x="1.305cm" svg:y="28.183cm"><text:p/><draw:enhanced-geometry svg:viewBox="0 0 562 163" draw:type="non-primitive" draw:enhanced-path="M 489 163  L 0 77  L 74 0  L 562 86  L 489 163  Z N"/></draw:custom-shape><draw:custom-shape draw:style-name="gr16" draw:text-style-name="P28" svg:width="0.345cm" svg:height="0.098cm" svg:x="1.328cm" svg:y="28.161cm"><text:p/><draw:enhanced-geometry svg:viewBox="0 0 562 162" draw:type="non-primitive" draw:enhanced-path="M 487 162  L 0 76  L 73 0  L 562 86  L 487 162  Z N"/></draw:custom-shape><draw:custom-shape draw:style-name="gr17" draw:text-style-name="P29" svg:width="0.345cm" svg:height="0.1cm" svg:x="1.349cm" svg:y="28.136cm"><text:p/><draw:enhanced-geometry svg:viewBox="0 0 563 163" draw:type="non-primitive" draw:enhanced-path="M 488 163  L 0 77  L 75 0  L 563 86  L 488 163  Z N"/></draw:custom-shape><draw:custom-shape draw:style-name="gr18" draw:text-style-name="P30" svg:width="0.343cm" svg:height="0.098cm" svg:x="1.374cm" svg:y="28.115cm"><text:p/><draw:enhanced-geometry svg:viewBox="0 0 562 163" draw:type="non-primitive" draw:enhanced-path="M 489 163  L 0 77  L 75 0  L 562 86  L 489 163  Z N"/></draw:custom-shape><draw:custom-shape draw:style-name="gr19" draw:text-style-name="P31" svg:width="0.345cm" svg:height="0.1cm" svg:x="1.397cm" svg:y="28.09cm"><text:p/><draw:enhanced-geometry svg:viewBox="0 0 562 163" draw:type="non-primitive" draw:enhanced-path="M 488 163  L 0 77  L 73 0  L 562 87  L 488 163  Z N"/></draw:custom-shape><draw:custom-shape draw:style-name="gr20" draw:text-style-name="P32" svg:width="0.345cm" svg:height="0.1cm" svg:x="1.418cm" svg:y="28.065cm"><text:p/><draw:enhanced-geometry svg:viewBox="0 0 562 164" draw:type="non-primitive" draw:enhanced-path="M 487 164  L 0 78  L 73 0  L 562 87  L 487 164  Z N"/></draw:custom-shape><draw:custom-shape draw:style-name="gr21" draw:text-style-name="P33" svg:width="0.345cm" svg:height="0.1cm" svg:x="1.441cm" svg:y="28.041cm"><text:p/><draw:enhanced-geometry svg:viewBox="0 0 563 164" draw:type="non-primitive" draw:enhanced-path="M 489 164  L 0 77  L 75 0  L 563 87  L 489 164  Z N"/></draw:custom-shape><draw:custom-shape draw:style-name="gr22" draw:text-style-name="P34" svg:width="0.343cm" svg:height="0.1cm" svg:x="1.464cm" svg:y="28.019cm"><text:p/><draw:enhanced-geometry svg:viewBox="0 0 564 163" draw:type="non-primitive" draw:enhanced-path="M 489 163  L 0 76  L 75 0  L 564 87  L 489 163  Z N"/></draw:custom-shape><draw:custom-shape draw:style-name="gr23" draw:text-style-name="P35" svg:width="0.345cm" svg:height="0.1cm" svg:x="1.487cm" svg:y="27.995cm"><text:p/><draw:enhanced-geometry svg:viewBox="0 0 562 164" draw:type="non-primitive" draw:enhanced-path="M 488 164  L 0 77  L 74 0  L 562 87  L 488 164  Z N"/></draw:custom-shape><draw:custom-shape draw:style-name="gr24" draw:text-style-name="P36" svg:width="0.345cm" svg:height="0.1cm" svg:x="1.508cm" svg:y="27.972cm"><text:p/><draw:enhanced-geometry svg:viewBox="0 0 562 164" draw:type="non-primitive" draw:enhanced-path="M 489 164  L 0 77  L 74 0  L 562 87  L 489 164  Z N"/></draw:custom-shape><draw:custom-shape draw:style-name="gr25" draw:text-style-name="P37" svg:width="0.345cm" svg:height="0.1cm" svg:x="1.531cm" svg:y="27.947cm"><text:p/><draw:enhanced-geometry svg:viewBox="0 0 563 163" draw:type="non-primitive" draw:enhanced-path="M 488 163  L 0 76  L 74 0  L 563 87  L 488 163  Z N"/></draw:custom-shape><draw:custom-shape draw:style-name="gr26" draw:text-style-name="P38" svg:width="0.343cm" svg:height="0.098cm" svg:x="1.557cm" svg:y="27.926cm"><text:p/><draw:enhanced-geometry svg:viewBox="0 0 563 164" draw:type="non-primitive" draw:enhanced-path="M 488 164  L 0 77  L 74 0  L 563 87  L 488 164  Z N"/></draw:custom-shape><draw:custom-shape draw:style-name="gr27" draw:text-style-name="P39" svg:width="0.345cm" svg:height="0.1cm" svg:x="1.577cm" svg:y="27.901cm"><text:p/><draw:enhanced-geometry svg:viewBox="0 0 562 164" draw:type="non-primitive" draw:enhanced-path="M 489 164  L 0 77  L 75 0  L 562 87  L 489 164  Z N"/></draw:custom-shape><draw:custom-shape draw:style-name="gr28" draw:text-style-name="P40" svg:width="0.345cm" svg:height="0.1cm" svg:x="1.6cm" svg:y="27.877cm"><text:p/><draw:enhanced-geometry svg:viewBox="0 0 562 163" draw:type="non-primitive" draw:enhanced-path="M 489 163  L 0 76  L 74 0  L 562 86  L 489 163  Z N"/></draw:custom-shape><draw:custom-shape draw:style-name="gr29" draw:text-style-name="P41" svg:width="0.343cm" svg:height="0.1cm" svg:x="1.624cm" svg:y="27.855cm"><text:p/><draw:enhanced-geometry svg:viewBox="0 0 562 164" draw:type="non-primitive" draw:enhanced-path="M 487 164  L 0 77  L 73 0  L 562 86  L 487 164  Z N"/></draw:custom-shape><draw:custom-shape draw:style-name="gr30" draw:text-style-name="P42" svg:width="0.343cm" svg:height="0.1cm" svg:x="1.646cm" svg:y="27.831cm"><text:p/><draw:enhanced-geometry svg:viewBox="0 0 563 163" draw:type="non-primitive" draw:enhanced-path="M 488 163  L 0 77  L 75 0  L 563 86  L 488 163  Z N"/></draw:custom-shape><draw:custom-shape draw:style-name="gr31" draw:text-style-name="P43" svg:width="0.345cm" svg:height="0.098cm" svg:x="1.669cm" svg:y="27.808cm"><text:p/><draw:enhanced-geometry svg:viewBox="0 0 562 162" draw:type="non-primitive" draw:enhanced-path="M 489 162  L 0 76  L 75 0  L 562 86  L 489 162  Z N"/></draw:custom-shape><draw:custom-shape draw:style-name="gr32" draw:text-style-name="P44" svg:width="0.345cm" svg:height="0.1cm" svg:x="1.69cm" svg:y="27.783cm"><text:p/><draw:enhanced-geometry svg:viewBox="0 0 562 163" draw:type="non-primitive" draw:enhanced-path="M 488 163  L 0 77  L 73 0  L 562 86  L 488 163  Z N"/></draw:custom-shape><draw:custom-shape draw:style-name="gr33" draw:text-style-name="P45" svg:width="0.343cm" svg:height="0.1cm" svg:x="1.714cm" svg:y="27.76cm"><text:p/><draw:enhanced-geometry svg:viewBox="0 0 562 163" draw:type="non-primitive" draw:enhanced-path="M 487 163  L 0 77  L 73 0  L 562 86  L 487 163  Z N"/></draw:custom-shape><draw:custom-shape draw:style-name="gr34" draw:text-style-name="P46" svg:width="0.343cm" svg:height="0.08cm" svg:x="1.737cm" svg:y="27.757cm"><text:p/><draw:enhanced-geometry svg:viewBox="0 0 563 129" draw:type="non-primitive" draw:enhanced-path="M 489 129  L 0 43  L 42 0  L 266 0  L 563 53  L 489 129  Z N"/></draw:custom-shape><draw:custom-shape draw:style-name="gr35" draw:text-style-name="P47" svg:width="0.345cm" svg:height="0.055cm" svg:x="1.759cm" svg:y="27.757cm"><text:p/><draw:enhanced-geometry svg:viewBox="0 0 564 91" draw:type="non-primitive" draw:enhanced-path="M 489 91  L 0 5  L 5 0  L 482 0  L 564 14  L 489 91  Z N"/></draw:custom-shape><draw:custom-shape draw:style-name="gr36" draw:text-style-name="P48" svg:width="0.212cm" svg:height="0.033cm" svg:x="1.898cm" svg:y="27.757cm"><text:p/><draw:enhanced-geometry svg:viewBox="0 0 348 53" draw:type="non-primitive" draw:enhanced-path="M 297 53  L 0 0  L 348 0  L 297 53  Z N"/></draw:custom-shape><draw:custom-shape draw:style-name="gr37" draw:text-style-name="P49" svg:width="0.198cm" svg:height="0.087cm" svg:x="1.914cm" svg:y="27.679cm"><text:p/><draw:enhanced-geometry svg:viewBox="0 0 323 144" draw:type="non-primitive" draw:enhanced-path="M 310 144  L 228 130  L 323 130  L 310 144  Z M 0 0  L 167 29  L 157 30  L 147 32  L 136 32  L 126 32  L 104 32  L 85 29  L 66 27  L 50 23  L 35 19  L 22 13  L 10 7  L 0 0  Z N"/></draw:custom-shape><draw:custom-shape draw:style-name="gr38" draw:text-style-name="P50" svg:width="0.197cm" svg:height="0.052cm" svg:x="1.896cm" svg:y="27.647cm"><text:p/><draw:enhanced-geometry svg:viewBox="0 0 319 82" draw:type="non-primitive" draw:enhanced-path="M 0 0  L 319 56  L 297 62  L 276 68  L 256 71  L 235 75  L 215 78  L 195 80  L 174 82  L 156 82  L 139 82  L 124 80  L 109 79  L 95 77  L 83 73  L 70 70  L 60 66  L 49 62  L 40 57  L 32 53  L 25 47  L 18 40  L 13 33  L 8 26  L 3 19  L 1 11  L 0 6  L 0 0  Z N"/></draw:custom-shape><draw:custom-shape draw:style-name="gr39" draw:text-style-name="P51" svg:width="0.248cm" svg:height="0.075cm" svg:x="1.896cm" svg:y="27.621cm"><text:p/><draw:enhanced-geometry svg:viewBox="0 0 404 123" draw:type="non-primitive" draw:enhanced-path="M 197 123  L 30 94  L 19 86  L 11 76  L 6 66  L 1 55  L 0 43  L 0 29  L 3 15  L 8 0  L 404 70  L 377 80  L 350 90  L 325 99  L 298 106  L 272 112  L 247 117  L 223 121  L 197 123  Z N"/></draw:custom-shape><draw:custom-shape draw:style-name="gr40" draw:text-style-name="P52" svg:width="0.292cm" svg:height="0.085cm" svg:x="1.896cm" svg:y="27.596cm"><text:p/><draw:enhanced-geometry svg:viewBox="0 0 475 141" draw:type="non-primitive" draw:enhanced-path="M 319 141  L 0 85  L 0 76  L 1 65  L 3 56  L 7 46  L 10 34  L 15 24  L 22 12  L 27 0  L 475 79  L 465 84  L 453 89  L 420 105  L 385 118  L 352 131  L 319 141  Z N"/></draw:custom-shape><draw:custom-shape draw:style-name="gr41" draw:text-style-name="P53" svg:width="0.325cm" svg:height="0.092cm" svg:x="1.901cm" svg:y="27.571cm"><text:p/><draw:enhanced-geometry svg:viewBox="0 0 530 151" draw:type="non-primitive" draw:enhanced-path="M 396 151  L 0 81  L 8 63  L 18 43  L 32 22  L 47 0  L 530 85  L 508 97  L 488 109  L 467 119  L 445 129  L 433 135  L 421 140  L 408 146  L 396 151  Z N"/></draw:custom-shape><draw:custom-shape draw:style-name="gr42" draw:text-style-name="P54" svg:width="0.345cm" svg:height="0.098cm" svg:x="1.914cm" svg:y="27.547cm"><text:p/><draw:enhanced-geometry svg:viewBox="0 0 564 159" draw:type="non-primitive" draw:enhanced-path="M 448 159  L 0 80  L 13 62  L 27 42  L 43 21  L 60 0  L 564 90  L 536 109  L 507 127  L 478 144  L 448 159  Z N"/></draw:custom-shape><draw:custom-shape draw:style-name="gr43" draw:text-style-name="P55" svg:width="0.357cm" svg:height="0.1cm" svg:x="1.93cm" svg:y="27.522cm"><text:p/><draw:enhanced-geometry svg:viewBox="0 0 584 163" draw:type="non-primitive" draw:enhanced-path="M 483 163  L 0 78  L 14 62  L 28 44  L 42 27  L 60 9  L 64 5  L 69 0  L 584 92  L 559 110  L 534 129  L 508 146  L 483 163  Z N"/></draw:custom-shape><draw:custom-shape draw:style-name="gr44" draw:text-style-name="P56" svg:width="0.366cm" svg:height="0.1cm" svg:x="1.951cm" svg:y="27.501cm"><text:p/><draw:enhanced-geometry svg:viewBox="0 0 596 166" draw:type="non-primitive" draw:enhanced-path="M 504 166  L 0 76  L 14 62  L 28 47  L 39 34  L 52 23  L 64 11  L 76 0  L 596 91  L 573 111  L 551 131  L 528 148  L 504 166  Z N"/></draw:custom-shape><draw:custom-shape draw:style-name="gr45" draw:text-style-name="P57" svg:width="0.366cm" svg:height="0.1cm" svg:x="1.972cm" svg:y="27.478cm"><text:p/><draw:enhanced-geometry svg:viewBox="0 0 598 168" draw:type="non-primitive" draw:enhanced-path="M 515 168  L 0 76  L 19 56  L 40 38  L 62 19  L 82 0  L 598 92  L 578 112  L 558 131  L 537 149  L 515 168  Z N"/></draw:custom-shape><draw:custom-shape draw:style-name="gr46" draw:text-style-name="P58" svg:width="0.362cm" svg:height="0.1cm" svg:x="1.997cm" svg:y="27.457cm"><text:p/><draw:enhanced-geometry svg:viewBox="0 0 594 165" draw:type="non-primitive" draw:enhanced-path="M 520 165  L 0 74  L 23 55  L 45 35  L 68 18  L 91 0  L 594 90  L 580 105  L 566 121  L 554 133  L 543 145  L 531 155  L 520 165  Z N"/></draw:custom-shape><draw:custom-shape draw:style-name="gr47" draw:text-style-name="P59" svg:width="0.355cm" svg:height="0.1cm" svg:x="2.023cm" svg:y="27.434cm"><text:p/><draw:enhanced-geometry svg:viewBox="0 0 583 164" draw:type="non-primitive" draw:enhanced-path="M 516 164  L 0 72  L 26 54  L 51 35  L 76 17  L 101 0  L 583 86  L 571 103  L 556 120  L 540 139  L 523 157  L 519 161  L 516 164  Z N"/></draw:custom-shape><draw:custom-shape draw:style-name="gr48" draw:text-style-name="P60" svg:width="0.345cm" svg:height="0.098cm" svg:x="2.05cm" svg:y="27.413cm"><text:p/><draw:enhanced-geometry svg:viewBox="0 0 563 159" draw:type="non-primitive" draw:enhanced-path="M 503 159  L 0 69  L 28 50  L 57 31  L 86 15  L 114 0  L 563 79  L 551 97  L 538 117  L 522 138  L 503 159  Z N"/></draw:custom-shape><draw:custom-shape draw:style-name="gr49" draw:text-style-name="P61" svg:width="0.324cm" svg:height="0.092cm" svg:x="2.085cm" svg:y="27.393cm"><text:p/><draw:enhanced-geometry svg:viewBox="0 0 529 152" draw:type="non-primitive" draw:enhanced-path="M 482 152  L 0 66  L 19 56  L 38 44  L 57 35  L 75 26  L 90 19  L 104 13  L 119 6  L 132 0  L 529 70  L 521 90  L 511 109  L 498 130  L 482 152  Z N"/></draw:custom-shape><draw:custom-shape draw:style-name="gr50" draw:text-style-name="P62" svg:width="0.292cm" svg:height="0.085cm" svg:x="2.122cm" svg:y="27.376cm"><text:p/><draw:enhanced-geometry svg:viewBox="0 0 475 141" draw:type="non-primitive" draw:enhanced-path="M 449 141  L 0 62  L 7 58  L 14 55  L 51 39  L 87 23  L 123 11  L 159 0  L 475 56  L 475 65  L 474 75  L 472 85  L 470 95  L 466 106  L 460 118  L 456 129  L 449 141  Z N"/></draw:custom-shape><draw:custom-shape draw:style-name="gr51" draw:text-style-name="P63" svg:width="0.248cm" svg:height="0.073cm" svg:x="2.166cm" svg:y="27.362cm"><text:p/><draw:enhanced-geometry svg:viewBox="0 0 404 121" draw:type="non-primitive" draw:enhanced-path="M 397 121  L 0 51  L 28 41  L 55 32  L 83 23  L 111 16  L 137 11  L 165 6  L 191 2  L 217 0  L 369 27  L 381 36  L 391 47  L 399 57  L 403 70  L 404 81  L 403 94  L 401 107  L 397 121  Z N"/></draw:custom-shape><draw:custom-shape draw:style-name="gr52" draw:text-style-name="P64" svg:width="0.193cm" svg:height="0.048cm" svg:x="2.219cm" svg:y="27.362cm"><text:p/><draw:enhanced-geometry svg:viewBox="0 0 316 79" draw:type="non-primitive" draw:enhanced-path="M 316 79  L 0 23  L 20 17  L 41 13  L 62 9  L 81 6  L 102 3  L 121 1  L 141 0  L 160 0  L 177 0  L 192 1  L 207 3  L 221 5  L 234 8  L 245 12  L 257 15  L 267 20  L 275 24  L 284 30  L 291 36  L 298 42  L 304 49  L 308 56  L 312 63  L 315 71  L 316 74  L 316 79  Z N"/></draw:custom-shape><draw:custom-shape draw:style-name="gr53" draw:text-style-name="P65" svg:width="0.092cm" svg:height="0.017cm" svg:x="2.298cm" svg:y="27.362cm"><text:p/><draw:enhanced-geometry svg:viewBox="0 0 152 28" draw:type="non-primitive" draw:enhanced-path="M 152 28  L 0 1  L 16 0  L 31 0  L 52 0  L 70 2  L 86 5  L 102 7  L 117 12  L 130 16  L 141 22  L 152 28  Z N"/></draw:custom-shape><draw:custom-shape draw:style-name="gr54" draw:text-style-name="P16" svg:width="0.375cm" svg:height="1.123cm" svg:x="1.044cm" svg:y="27.362cm"><text:p/><draw:enhanced-geometry svg:viewBox="0 0 614 1835" draw:type="non-primitive" draw:enhanced-path="M 614 275  L 613 290  L 612 307  L 610 322  L 608 336  L 606 350  L 601 364  L 598 377  L 592 390  L 588 402  L 581 415  L 574 425  L 567 437  L 559 446  L 550 455  L 540 465  L 530 473  L 519 482  L 508 490  L 497 498  L 484 506  L 472 513  L 459 519  L 445 525  L 431 531  L 418 535  L 403 539  L 388 542  L 372 546  L 357 547  L 340 549  L 324 551  L 306 551  L 290 551  L 273 549  L 257 548  L 241 546  L 226 542  L 211 539  L 196 535  L 182 531  L 169 526  L 155 522  L 142 516  L 130 509  L 117 502  L 106 495  L 94 488  L 84 480  L 73 470  L 64 460  L 55 451  L 47 439  L 39 427  L 32 416  L 26 404  L 21 391  L 16 377  L 11 365  L 8 351  L 6 336  L 3 322  L 1 307  L 0 290  L 0 275  L 0 259  L 1 244  L 2 229  L 5 215  L 8 200  L 11 187  L 15 173  L 20 160  L 25 149  L 31 136  L 37 125  L 44 115  L 52 105  L 60 95  L 68 86  L 77 78  L 87 69  L 99 60  L 110 52  L 123 44  L 135 38  L 148 31  L 162 26  L 176 20  L 190 15  L 205 12  L 221 8  L 238 5  L 254 3  L 271 1  L 289 0  L 306 0  L 324 0  L 340 1  L 357 3  L 372 5  L 388 8  L 403 12  L 418 15  L 431 20  L 459 30  L 484 42  L 508 56  L 530 71  L 540 80  L 550 91  L 559 101  L 567 112  L 574 123  L 581 135  L 588 148  L 592 159  L 598 173  L 601 186  L 606 200  L 608 215  L 610 229  L 612 244  L 613 259  L 614 275  Z M 28 1835  L 28 649  L 600 649  L 600 1835  L 28 1835  Z N"/></draw:custom-shape></draw:g></draw:g><text:span text:style-name="T13"><text:s text:c="17"/>Instytut Informatyki</text:span></text:p>
      <text:p text:style-name="P2"><text:span text:style-name="T11"><text:s text:c="23"/>90-924 Łódź, ul. Wólczańska 215, </text:span><text:span text:style-name="T12">budynek B9</text:span></text:p>
      <text:p text:style-name="P1"><text:span text:style-name="T10"><text:s text:c="23"/>tel. 042 631 27 97, 042 632 97 57, fax 042 630 34 14 email: office@ics.p.lodz.pl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enturyGothic" svg:font-family="CenturyGothic"/>
    <style:font-face style:name="Arial Unicode MS1" svg:font-family="'Arial Unicode MS'" style:font-family-generic="swiss"/>
    <style:font-face style:name="ZapfHumnstPL" svg:font-family="ZapfHumnstPL" style:font-family-generic="decorative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stleT" svg:font-family="Castl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" draw:display-name="Gradient 1" draw:style="linear" draw:start-color="#ffffff" draw:end-color="#cccccc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1T22:22:25.390384693</meta:creation-date>
    <dc:date>2020-11-01T22:34:42.564015289</dc:date>
    <meta:editing-duration>PT56S</meta:editing-duration>
    <meta:editing-cycles>1</meta:editing-cycles>
    <meta:document-statistic meta:table-count="0" meta:image-count="0" meta:object-count="0" meta:page-count="1" meta:paragraph-count="15" meta:word-count="68" meta:character-count="641" meta:non-whitespace-character-count="481"/>
    <meta:generator>LibreOffice/7.0.3.1$MacOSX_X86_64 LibreOffice_project/d7547858d014d4cf69878db179d326fc3483e082</meta:generator>
  </office:meta>
</office:document-meta>
</file>